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7"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officeooo:rsid="4196f96e"/>
    </style:style>
    <style:style style:name="T1223" style:family="text">
      <style:text-properties style:use-window-font-color="true" fo:font-style="normal" officeooo:rsid="4196f96e" style:font-style-asian="normal" style:font-style-complex="normal"/>
    </style:style>
    <style:style style:name="T1224" style:family="text">
      <style:text-properties style:use-window-font-color="true" fo:language="cs" fo:country="CZ" officeooo:rsid="4196f96e" style:language-asian="cs" style:country-asian="CZ"/>
    </style:style>
    <style:style style:name="T1225" style:family="text">
      <style:text-properties style:use-window-font-color="true" fo:language="cs" fo:country="CZ" fo:font-style="normal" officeooo:rsid="4196f96e" style:language-asian="cs" style:country-asian="CZ" style:font-style-asian="normal" style:font-style-complex="normal"/>
    </style:style>
    <style:style style:name="T1226"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1"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3"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0"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1"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2"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3"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8"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9"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5"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6"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8"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9"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5"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8"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2"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5"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6"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officeooo:rsid="4424b05c"/>
    </style:style>
    <style:style style:name="T1735" style:family="text">
      <style:text-properties officeooo:rsid="44311d51"/>
    </style:style>
    <style:style style:name="T1736" style:family="text">
      <style:text-properties officeooo:rsid="4432a080"/>
    </style:style>
    <style:style style:name="T1737" style:family="text">
      <style:text-properties officeooo:rsid="44365146"/>
    </style:style>
    <style:style style:name="T1738" style:family="text">
      <style:text-properties officeooo:rsid="4441b764"/>
    </style:style>
    <style:style style:name="T1739" style:family="text">
      <style:text-properties officeooo:rsid="444bc75d"/>
    </style:style>
    <style:style style:name="T1740" style:family="text">
      <style:text-properties officeooo:rsid="4450dea7"/>
    </style:style>
    <style:style style:name="T1741" style:family="text">
      <style:text-properties officeooo:rsid="445237d7"/>
    </style:style>
    <style:style style:name="T1742" style:family="text">
      <style:text-properties officeooo:rsid="4454cbfd"/>
    </style:style>
    <style:style style:name="T1743" style:family="text">
      <style:text-properties officeooo:rsid="4456908c"/>
    </style:style>
    <style:style style:name="T1744" style:family="text">
      <style:text-properties officeooo:rsid="445e2b2f"/>
    </style:style>
    <style:style style:name="T1745" style:family="text">
      <style:text-properties fo:color="#ff6347" fo:letter-spacing="0.009cm" fo:language="cs" fo:country="CZ" style:language-asian="cs" style:country-asian="CZ"/>
    </style:style>
    <style:style style:name="T1746" style:family="text">
      <style:text-properties fo:color="#14beaa" fo:letter-spacing="0.009cm" fo:language="cs" fo:country="CZ" style:language-asian="cs" style:country-asian="CZ"/>
    </style:style>
    <style:style style:name="T174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officeooo:rsid="44768436"/>
    </style:style>
    <style:style style:name="T175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1"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2" style:family="text">
      <style:text-properties officeooo:rsid="44a01454"/>
    </style:style>
    <style:style style:name="T1753" style:family="text">
      <style:text-properties officeooo:rsid="44a1d1af"/>
    </style:style>
    <style:style style:name="T1754" style:family="text">
      <style:text-properties officeooo:rsid="44a76340"/>
    </style:style>
    <style:style style:name="T1755" style:family="text">
      <style:text-properties officeooo:rsid="44b04513"/>
    </style:style>
    <style:style style:name="T1756" style:family="text">
      <style:text-properties officeooo:rsid="44e90c12"/>
    </style:style>
    <style:style style:name="T1757" style:family="text">
      <style:text-properties officeooo:rsid="44ec45c4"/>
    </style:style>
    <style:style style:name="T1758" style:family="text">
      <style:text-properties officeooo:rsid="44ecb49e"/>
    </style:style>
    <style:style style:name="T1759" style:family="text">
      <style:text-properties officeooo:rsid="44ed0108"/>
    </style:style>
    <style:style style:name="T1760" style:family="text">
      <style:text-properties officeooo:rsid="44fd23c2"/>
    </style:style>
    <style:style style:name="T1761" style:family="text">
      <style:text-properties officeooo:rsid="44feebea"/>
    </style:style>
    <style:style style:name="T1762" style:family="text">
      <style:text-properties officeooo:rsid="4501e332"/>
    </style:style>
    <style:style style:name="T1763" style:family="text">
      <style:text-properties officeooo:rsid="45020594"/>
    </style:style>
    <style:style style:name="T1764" style:family="text">
      <style:text-properties officeooo:rsid="450384f8"/>
    </style:style>
    <style:style style:name="T1765" style:family="text">
      <style:text-properties officeooo:rsid="4510c842"/>
    </style:style>
    <style:style style:name="T1766" style:family="text">
      <style:text-properties officeooo:rsid="4516deb2"/>
    </style:style>
    <style:style style:name="T1767" style:family="text">
      <style:text-properties officeooo:rsid="451c08b8"/>
    </style:style>
    <style:style style:name="T1768" style:family="text">
      <style:text-properties officeooo:rsid="451e038a"/>
    </style:style>
    <style:style style:name="T1769" style:family="text">
      <style:text-properties officeooo:rsid="45219b7c"/>
    </style:style>
    <style:style style:name="T1770" style:family="text">
      <style:text-properties officeooo:rsid="453724fd"/>
    </style:style>
    <style:style style:name="T1771" style:family="text">
      <style:text-properties officeooo:rsid="45391b83"/>
    </style:style>
    <style:style style:name="T1772" style:family="text">
      <style:text-properties officeooo:rsid="454403e3"/>
    </style:style>
    <style:style style:name="T1773" style:family="text">
      <style:text-properties officeooo:rsid="4545778c"/>
    </style:style>
    <style:style style:name="T1774" style:family="text">
      <style:text-properties officeooo:rsid="45682813"/>
    </style:style>
    <style:style style:name="T1775" style:family="text">
      <style:text-properties officeooo:rsid="4569a83d"/>
    </style:style>
    <style:style style:name="T1776" style:family="text">
      <style:text-properties officeooo:rsid="456bd37a"/>
    </style:style>
    <style:style style:name="T1777" style:family="text">
      <style:text-properties officeooo:rsid="456e94ef"/>
    </style:style>
    <style:style style:name="T1778" style:family="text">
      <style:text-properties officeooo:rsid="456fc581"/>
    </style:style>
    <style:style style:name="T1779" style:family="text">
      <style:text-properties officeooo:rsid="45705093"/>
    </style:style>
    <style:style style:name="T1780" style:family="text">
      <style:text-properties officeooo:rsid="45745cb4"/>
    </style:style>
    <style:style style:name="T1781" style:family="text">
      <style:text-properties officeooo:rsid="4576495e"/>
    </style:style>
    <style:style style:name="T1782" style:family="text">
      <style:text-properties officeooo:rsid="458256d3"/>
    </style:style>
    <style:style style:name="T1783" style:family="text">
      <style:text-properties officeooo:rsid="4584727f"/>
    </style:style>
    <style:style style:name="T1784" style:family="text">
      <style:text-properties officeooo:rsid="4586916b"/>
    </style:style>
    <style:style style:name="T1785" style:family="text">
      <style:text-properties officeooo:rsid="45b6870f"/>
    </style:style>
    <style:style style:name="T1786" style:family="text">
      <style:text-properties officeooo:rsid="45b7a3e3"/>
    </style:style>
    <style:style style:name="T1787" style:family="text">
      <style:text-properties officeooo:rsid="45b9f21d"/>
    </style:style>
    <style:style style:name="T1788" style:family="text">
      <style:text-properties officeooo:rsid="45c9cdcf"/>
    </style:style>
    <style:style style:name="T1789" style:family="text">
      <style:text-properties officeooo:rsid="45ca2201"/>
    </style:style>
    <style:style style:name="T1790" style:family="text">
      <style:text-properties officeooo:rsid="45cfcb32"/>
    </style:style>
    <style:style style:name="T1791" style:family="text">
      <style:text-properties officeooo:rsid="45d01a49"/>
    </style:style>
    <style:style style:name="T1792" style:family="text">
      <style:text-properties officeooo:rsid="45d13ef5"/>
    </style:style>
    <style:style style:name="T1793" style:family="text">
      <style:text-properties officeooo:rsid="45d2f23d"/>
    </style:style>
    <style:style style:name="T1794" style:family="text">
      <style:text-properties officeooo:rsid="45d494ab"/>
    </style:style>
    <style:style style:name="T1795" style:family="text">
      <style:text-properties officeooo:rsid="45d8acf1"/>
    </style:style>
    <style:style style:name="T1796" style:family="text">
      <style:text-properties officeooo:rsid="45da00d1"/>
    </style:style>
    <style:style style:name="T1797" style:family="text">
      <style:text-properties officeooo:rsid="45e4f811"/>
    </style:style>
    <style:style style:name="T1798" style:family="text">
      <style:text-properties officeooo:rsid="45e69f26"/>
    </style:style>
    <style:style style:name="T1799" style:family="text">
      <style:text-properties officeooo:rsid="45e97adb"/>
    </style:style>
    <style:style style:name="T1800" style:family="text">
      <style:text-properties officeooo:rsid="45eac0f7"/>
    </style:style>
    <style:style style:name="T1801" style:family="text">
      <style:text-properties officeooo:rsid="45eadbd5"/>
    </style:style>
    <style:style style:name="T1802" style:family="text">
      <style:text-properties officeooo:rsid="462b572f"/>
    </style:style>
    <style:style style:name="T1803" style:family="text">
      <style:text-properties officeooo:rsid="46392006"/>
    </style:style>
    <style:style style:name="T1804" style:family="text">
      <style:text-properties officeooo:rsid="442a52c1"/>
    </style:style>
    <style:style style:name="T1805" style:family="text">
      <style:text-properties officeooo:rsid="4646bd5b"/>
    </style:style>
    <style:style style:name="T1806" style:family="text">
      <style:text-properties officeooo:rsid="464c907b"/>
    </style:style>
    <style:style style:name="T1807" style:family="text">
      <style:text-properties officeooo:rsid="4652c2c6"/>
    </style:style>
    <style:style style:name="T1808" style:family="text">
      <style:text-properties officeooo:rsid="465c67a2"/>
    </style:style>
    <style:style style:name="T1809" style:family="text">
      <style:text-properties officeooo:rsid="465d5d5c"/>
    </style:style>
    <style:style style:name="T1810" style:family="text">
      <style:text-properties officeooo:rsid="465e62af"/>
    </style:style>
    <style:style style:name="T1811" style:family="text">
      <style:text-properties officeooo:rsid="46603adc"/>
    </style:style>
    <style:style style:name="T1812" style:family="text">
      <style:text-properties officeooo:rsid="46660212"/>
    </style:style>
    <style:style style:name="T1813" style:family="text">
      <style:text-properties officeooo:rsid="4669fd39"/>
    </style:style>
    <style:style style:name="T1814" style:family="text">
      <style:text-properties officeooo:rsid="46749832"/>
    </style:style>
    <style:style style:name="T1815" style:family="text">
      <style:text-properties officeooo:rsid="467e6717"/>
    </style:style>
    <style:style style:name="T1816" style:family="text">
      <style:text-properties officeooo:rsid="468ef263"/>
    </style:style>
    <style:style style:name="T1817" style:family="text">
      <style:text-properties officeooo:rsid="46b85568"/>
    </style:style>
    <style:style style:name="T1818" style:family="text">
      <style:text-properties officeooo:rsid="46b96769"/>
    </style:style>
    <style:style style:name="T1819" style:family="text">
      <style:text-properties officeooo:rsid="46baf1e6"/>
    </style:style>
    <style:style style:name="T1820" style:family="text">
      <style:text-properties officeooo:rsid="46bc4b04"/>
    </style:style>
    <style:style style:name="T1821" style:family="text">
      <style:text-properties officeooo:rsid="46cb66ec"/>
    </style:style>
    <style:style style:name="T1822" style:family="text">
      <style:text-properties officeooo:rsid="46d6600e"/>
    </style:style>
    <style:style style:name="T1823" style:family="text">
      <style:text-properties officeooo:rsid="46df25b9"/>
    </style:style>
    <style:style style:name="T1824" style:family="text">
      <style:text-properties officeooo:rsid="46e31ba8"/>
    </style:style>
    <style:style style:name="T1825" style:family="text">
      <style:text-properties fo:letter-spacing="0.009cm" fo:language="cs" fo:country="CZ" fo:font-style="italic" style:language-asian="cs" style:country-asian="CZ" style:font-style-asian="italic" style:font-style-complex="italic"/>
    </style:style>
    <style:style style:name="T1826" style:family="text">
      <style:text-properties fo:letter-spacing="0.009cm" fo:language="cs" fo:country="CZ" fo:font-style="italic" officeooo:rsid="2b05b4e8" style:language-asian="cs" style:country-asian="CZ" style:font-style-asian="italic" style:font-style-complex="italic"/>
    </style:style>
    <style:style style:name="T1827" style:family="text">
      <style:text-properties fo:letter-spacing="0.009cm" fo:language="cs" fo:country="CZ" fo:font-style="italic" officeooo:rsid="20a75113" style:language-asian="cs" style:country-asian="CZ" style:font-style-asian="italic" style:font-style-complex="italic"/>
    </style:style>
    <style:style style:name="T1828" style:family="text">
      <style:text-properties fo:letter-spacing="0.009cm" fo:language="cs" fo:country="CZ" fo:font-style="italic" officeooo:rsid="4ad0ffd0" style:language-asian="cs" style:country-asian="CZ" style:font-style-asian="italic" style:font-style-complex="italic"/>
    </style:style>
    <style:style style:name="T182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0" style:family="text">
      <style:text-properties fo:letter-spacing="0.009cm" fo:language="cs" fo:country="CZ" fo:font-style="normal" style:language-asian="cs" style:country-asian="CZ" style:font-style-asian="normal" style:font-style-complex="normal"/>
    </style:style>
    <style:style style:name="T1831" style:family="text">
      <style:text-properties fo:letter-spacing="0.009cm" fo:language="cs" fo:country="CZ" fo:font-style="normal" officeooo:rsid="2b05b4e8" style:language-asian="cs" style:country-asian="CZ" style:font-style-asian="normal" style:font-style-complex="normal"/>
    </style:style>
    <style:style style:name="T1832" style:family="text">
      <style:text-properties fo:letter-spacing="0.009cm" fo:language="cs" fo:country="CZ" fo:font-style="normal" officeooo:rsid="4423b342" style:language-asian="cs" style:country-asian="CZ" style:font-style-asian="normal" style:font-style-complex="normal"/>
    </style:style>
    <style:style style:name="T1833" style:family="text">
      <style:text-properties fo:letter-spacing="0.009cm" fo:language="cs" fo:country="CZ" fo:font-style="normal" officeooo:rsid="4424b05c" style:language-asian="cs" style:country-asian="CZ" style:font-style-asian="normal" style:font-style-complex="normal"/>
    </style:style>
    <style:style style:name="T1834" style:family="text">
      <style:text-properties fo:letter-spacing="0.009cm" fo:language="cs" fo:country="CZ" fo:font-style="normal" officeooo:rsid="20a75113" style:language-asian="cs" style:country-asian="CZ" style:font-style-asian="normal" style:font-style-complex="normal"/>
    </style:style>
    <style:style style:name="T1835" style:family="text">
      <style:text-properties fo:letter-spacing="0.009cm" fo:language="cs" fo:country="CZ" fo:font-style="normal" officeooo:rsid="463b6e56" style:language-asian="cs" style:country-asian="CZ" style:font-style-asian="normal" style:font-style-complex="normal"/>
    </style:style>
    <style:style style:name="T183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8" style:family="text">
      <style:text-properties fo:letter-spacing="0.009cm" fo:language="cs" fo:country="CZ" fo:font-weight="bold" style:language-asian="cs" style:country-asian="CZ" style:font-weight-asian="bold" style:font-weight-complex="bold"/>
    </style:style>
    <style:style style:name="T1839" style:family="text">
      <style:text-properties fo:letter-spacing="0.009cm" fo:language="cs" fo:country="CZ" style:language-asian="cs" style:country-asian="CZ"/>
    </style:style>
    <style:style style:name="T1840" style:family="text">
      <style:text-properties fo:letter-spacing="0.009cm" fo:language="cs" fo:country="CZ" officeooo:rsid="463463df" style:language-asian="cs" style:country-asian="CZ"/>
    </style:style>
    <style:style style:name="T1841" style:family="text">
      <style:text-properties fo:letter-spacing="0.009cm" fo:language="cs" fo:country="CZ" officeooo:rsid="20ace839" style:language-asian="cs" style:country-asian="CZ"/>
    </style:style>
    <style:style style:name="T1842" style:family="text">
      <style:text-properties fo:letter-spacing="0.009cm" fo:language="cs" fo:country="CZ" officeooo:rsid="46ce3d9d" style:language-asian="cs" style:country-asian="CZ"/>
    </style:style>
    <style:style style:name="T1843" style:family="text">
      <style:text-properties fo:letter-spacing="0.009cm" fo:language="cs" fo:country="CZ" officeooo:rsid="44604b77" style:language-asian="cs" style:country-asian="CZ"/>
    </style:style>
    <style:style style:name="T1844" style:family="text">
      <style:text-properties fo:letter-spacing="0.009cm" fo:language="cs" fo:country="CZ" officeooo:rsid="46ce7f95" style:language-asian="cs" style:country-asian="CZ"/>
    </style:style>
    <style:style style:name="T1845" style:family="text">
      <style:text-properties fo:letter-spacing="0.009cm" fo:language="cs" fo:country="CZ" officeooo:rsid="4464fca1" style:language-asian="cs" style:country-asian="CZ"/>
    </style:style>
    <style:style style:name="T1846" style:family="text">
      <style:text-properties fo:letter-spacing="0.009cm" fo:language="cs" fo:country="CZ" officeooo:rsid="46cfc8eb" style:language-asian="cs" style:country-asian="CZ"/>
    </style:style>
    <style:style style:name="T1847" style:family="text">
      <style:text-properties fo:letter-spacing="0.009cm" fo:language="cs" fo:country="CZ" officeooo:rsid="463f8dec" style:language-asian="cs" style:country-asian="CZ"/>
    </style:style>
    <style:style style:name="T1848" style:family="text">
      <style:text-properties fo:letter-spacing="0.009cm" fo:language="cs" fo:country="CZ" officeooo:rsid="20aac5d0" style:language-asian="cs" style:country-asian="CZ"/>
    </style:style>
    <style:style style:name="T1849" style:family="text">
      <style:text-properties fo:letter-spacing="0.009cm" fo:language="cs" fo:country="CZ" officeooo:rsid="44338544" style:language-asian="cs" style:country-asian="CZ"/>
    </style:style>
    <style:style style:name="T1850" style:family="text">
      <style:text-properties fo:letter-spacing="0.009cm" fo:language="cs" fo:country="CZ" officeooo:rsid="4729103d" style:language-asian="cs" style:country-asian="CZ"/>
    </style:style>
    <style:style style:name="T1851" style:family="text">
      <style:text-properties fo:letter-spacing="0.009cm" fo:language="cs" fo:country="CZ" officeooo:rsid="48e172ce" style:language-asian="cs" style:country-asian="CZ"/>
    </style:style>
    <style:style style:name="T1852" style:family="text">
      <style:text-properties officeooo:rsid="46edf604"/>
    </style:style>
    <style:style style:name="T1853" style:family="text">
      <style:text-properties officeooo:rsid="3ec81767"/>
    </style:style>
    <style:style style:name="T1854" style:family="text">
      <style:text-properties officeooo:rsid="3ebedd03"/>
    </style:style>
    <style:style style:name="T1855" style:family="text">
      <style:text-properties officeooo:rsid="3dd6370d"/>
    </style:style>
    <style:style style:name="T1856" style:family="text">
      <style:text-properties fo:color="#000000" style:font-name="CharisSILW" fo:font-size="6.44999980926514pt" fo:letter-spacing="normal" fo:font-style="italic" fo:font-weight="normal"/>
    </style:style>
    <style:style style:name="T1857" style:family="text">
      <style:text-properties officeooo:rsid="224eb86c"/>
    </style:style>
    <style:style style:name="T1858" style:family="text">
      <style:text-properties officeooo:rsid="472ee6a5"/>
    </style:style>
    <style:style style:name="T1859" style:family="text">
      <style:text-properties officeooo:rsid="473b47ec"/>
    </style:style>
    <style:style style:name="T1860" style:family="text">
      <style:text-properties officeooo:rsid="473b82af"/>
    </style:style>
    <style:style style:name="T1861" style:family="text">
      <style:text-properties officeooo:rsid="473db4f8"/>
    </style:style>
    <style:style style:name="T1862" style:family="text">
      <style:text-properties officeooo:rsid="473f8f03"/>
    </style:style>
    <style:style style:name="T1863" style:family="text">
      <style:text-properties officeooo:rsid="4740573f"/>
    </style:style>
    <style:style style:name="T1864" style:family="text">
      <style:text-properties officeooo:rsid="16489aa3"/>
    </style:style>
    <style:style style:name="T1865" style:family="text">
      <style:text-properties officeooo:rsid="47472b07"/>
    </style:style>
    <style:style style:name="T1866" style:family="text">
      <style:text-properties officeooo:rsid="474ce652"/>
    </style:style>
    <style:style style:name="T1867" style:family="text">
      <style:text-properties officeooo:rsid="13dfae71"/>
    </style:style>
    <style:style style:name="T1868" style:family="text">
      <style:text-properties officeooo:rsid="474d83cb"/>
    </style:style>
    <style:style style:name="T1869" style:family="text">
      <style:text-properties officeooo:rsid="4758ec9f"/>
    </style:style>
    <style:style style:name="T1870" style:family="text">
      <style:text-properties officeooo:rsid="476be735"/>
    </style:style>
    <style:style style:name="T1871" style:family="text">
      <style:text-properties officeooo:rsid="476c4503"/>
    </style:style>
    <style:style style:name="T1872" style:family="text">
      <style:text-properties officeooo:rsid="477853cb"/>
    </style:style>
    <style:style style:name="T1873" style:family="text">
      <style:text-properties officeooo:rsid="477c827f"/>
    </style:style>
    <style:style style:name="T1874" style:family="text">
      <style:text-properties officeooo:rsid="21b23b24"/>
    </style:style>
    <style:style style:name="T1875" style:family="text">
      <style:text-properties officeooo:rsid="207d25a9"/>
    </style:style>
    <style:style style:name="T1876" style:family="text">
      <style:text-properties officeooo:rsid="479c1924"/>
    </style:style>
    <style:style style:name="T1877" style:family="text">
      <style:text-properties officeooo:rsid="47a07597"/>
    </style:style>
    <style:style style:name="T1878" style:family="text">
      <style:text-properties officeooo:rsid="47bf5a8d"/>
    </style:style>
    <style:style style:name="T1879" style:family="text">
      <style:text-properties officeooo:rsid="47d00f2a"/>
    </style:style>
    <style:style style:name="T1880" style:family="text">
      <style:text-properties officeooo:rsid="47d28de6"/>
    </style:style>
    <style:style style:name="T1881" style:family="text">
      <style:text-properties officeooo:rsid="47f34956"/>
    </style:style>
    <style:style style:name="T1882" style:family="text">
      <style:text-properties officeooo:rsid="47f8b458"/>
    </style:style>
    <style:style style:name="T1883" style:family="text">
      <style:text-properties officeooo:rsid="1557da55"/>
    </style:style>
    <style:style style:name="T1884" style:family="text">
      <style:text-properties officeooo:rsid="4801a79b"/>
    </style:style>
    <style:style style:name="T1885" style:family="text">
      <style:text-properties officeooo:rsid="4803a998"/>
    </style:style>
    <style:style style:name="T1886" style:family="text">
      <style:text-properties officeooo:rsid="4817771e"/>
    </style:style>
    <style:style style:name="T1887" style:family="text">
      <style:text-properties officeooo:rsid="481a8ddf"/>
    </style:style>
    <style:style style:name="T1888" style:family="text">
      <style:text-properties officeooo:rsid="48236c02"/>
    </style:style>
    <style:style style:name="T1889" style:family="text">
      <style:text-properties officeooo:rsid="48315717"/>
    </style:style>
    <style:style style:name="T1890" style:family="text">
      <style:text-properties officeooo:rsid="16077e11"/>
    </style:style>
    <style:style style:name="T1891" style:family="text">
      <style:text-properties officeooo:rsid="48470b61"/>
    </style:style>
    <style:style style:name="T1892" style:family="text">
      <style:text-properties officeooo:rsid="4849a8a6"/>
    </style:style>
    <style:style style:name="T1893" style:family="text">
      <style:text-properties officeooo:rsid="4859eff4"/>
    </style:style>
    <style:style style:name="T1894" style:family="text">
      <style:text-properties officeooo:rsid="485f2f8d"/>
    </style:style>
    <style:style style:name="T1895" style:family="text">
      <style:text-properties officeooo:rsid="486314e3"/>
    </style:style>
    <style:style style:name="T1896" style:family="text">
      <style:text-properties officeooo:rsid="4868a010"/>
    </style:style>
    <style:style style:name="T1897" style:family="text">
      <style:text-properties officeooo:rsid="486df238"/>
    </style:style>
    <style:style style:name="T1898" style:family="text">
      <style:text-properties officeooo:rsid="4870ab26"/>
    </style:style>
    <style:style style:name="T1899" style:family="text">
      <style:text-properties officeooo:rsid="48794e4e"/>
    </style:style>
    <style:style style:name="T190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officeooo:rsid="471f5fde"/>
    </style:style>
    <style:style style:name="T1903" style:family="text">
      <style:text-properties officeooo:rsid="487afae7"/>
    </style:style>
    <style:style style:name="T1904" style:family="text">
      <style:text-properties officeooo:rsid="487ba1ea"/>
    </style:style>
    <style:style style:name="T1905" style:family="text">
      <style:text-properties officeooo:rsid="4881dd03"/>
    </style:style>
    <style:style style:name="T1906" style:family="text">
      <style:text-properties officeooo:rsid="488dd94b"/>
    </style:style>
    <style:style style:name="T1907" style:family="text">
      <style:text-properties officeooo:rsid="4890a0fd"/>
    </style:style>
    <style:style style:name="T1908" style:family="text">
      <style:text-properties officeooo:rsid="48942ae9"/>
    </style:style>
    <style:style style:name="T1909" style:family="text">
      <style:text-properties officeooo:rsid="48b2d83b"/>
    </style:style>
    <style:style style:name="T1910" style:family="text">
      <style:text-properties officeooo:rsid="48b3847a"/>
    </style:style>
    <style:style style:name="T1911" style:family="text">
      <style:text-properties officeooo:rsid="48b6089f"/>
    </style:style>
    <style:style style:name="T1912" style:family="text">
      <style:text-properties officeooo:rsid="48bbf1a2"/>
    </style:style>
    <style:style style:name="T1913" style:family="text">
      <style:text-properties officeooo:rsid="48caf5d2"/>
    </style:style>
    <style:style style:name="T1914" style:family="text">
      <style:text-properties officeooo:rsid="48cc56ae"/>
    </style:style>
    <style:style style:name="T1915" style:family="text">
      <style:text-properties officeooo:rsid="48da7260"/>
    </style:style>
    <style:style style:name="T1916" style:family="text">
      <style:text-properties officeooo:rsid="48db573d"/>
    </style:style>
    <style:style style:name="T1917" style:family="text">
      <style:text-properties officeooo:rsid="477e2ab2"/>
    </style:style>
    <style:style style:name="T1918" style:family="text">
      <style:text-properties officeooo:rsid="48dd2196"/>
    </style:style>
    <style:style style:name="T1919" style:family="text">
      <style:text-properties officeooo:rsid="48de9c87"/>
    </style:style>
    <style:style style:name="T1920" style:family="text">
      <style:text-properties officeooo:rsid="48e4dc87"/>
    </style:style>
    <style:style style:name="T1921" style:family="text">
      <style:text-properties officeooo:rsid="48e73877"/>
    </style:style>
    <style:style style:name="T1922" style:family="text">
      <style:text-properties officeooo:rsid="48e8ff31"/>
    </style:style>
    <style:style style:name="T1923" style:family="text">
      <style:text-properties officeooo:rsid="48ecc0bc"/>
    </style:style>
    <style:style style:name="T1924" style:family="text">
      <style:text-properties officeooo:rsid="28b1926f"/>
    </style:style>
    <style:style style:name="T1925" style:family="text">
      <style:text-properties officeooo:rsid="48efdcd4"/>
    </style:style>
    <style:style style:name="T1926" style:family="text">
      <style:text-properties style:text-line-through-style="solid" style:text-line-through-type="single"/>
    </style:style>
    <style:style style:name="T1927" style:family="text">
      <style:text-properties officeooo:rsid="4907f67e"/>
    </style:style>
    <style:style style:name="T1928" style:family="text">
      <style:text-properties officeooo:rsid="49151568"/>
    </style:style>
    <style:style style:name="T1929" style:family="text">
      <style:text-properties officeooo:rsid="49173aac"/>
    </style:style>
    <style:style style:name="T1930" style:family="text">
      <style:text-properties officeooo:rsid="4918c0e8"/>
    </style:style>
    <style:style style:name="T1931" style:family="text">
      <style:text-properties officeooo:rsid="491c545f"/>
    </style:style>
    <style:style style:name="T1932" style:family="text">
      <style:text-properties officeooo:rsid="49232bf4"/>
    </style:style>
    <style:style style:name="T1933" style:family="text">
      <style:text-properties officeooo:rsid="4923366d"/>
    </style:style>
    <style:style style:name="T1934" style:family="text">
      <style:text-properties officeooo:rsid="49299a2d"/>
    </style:style>
    <style:style style:name="T1935" style:family="text">
      <style:text-properties officeooo:rsid="492a1c36"/>
    </style:style>
    <style:style style:name="T1936" style:family="text">
      <style:text-properties officeooo:rsid="492cfce1"/>
    </style:style>
    <style:style style:name="T1937" style:family="text">
      <style:text-properties officeooo:rsid="492dc398"/>
    </style:style>
    <style:style style:name="T1938" style:family="text">
      <style:text-properties officeooo:rsid="49314327"/>
    </style:style>
    <style:style style:name="T1939" style:family="text">
      <style:text-properties officeooo:rsid="4934b6fd"/>
    </style:style>
    <style:style style:name="T1940" style:family="text">
      <style:text-properties officeooo:rsid="49457a26"/>
    </style:style>
    <style:style style:name="T1941" style:family="text">
      <style:text-properties officeooo:rsid="495c2dd8"/>
    </style:style>
    <style:style style:name="T1942" style:family="text">
      <style:text-properties officeooo:rsid="495c4caa"/>
    </style:style>
    <style:style style:name="T1943" style:family="text">
      <style:text-properties officeooo:rsid="495c916b"/>
    </style:style>
    <style:style style:name="T1944" style:family="text">
      <style:text-properties officeooo:rsid="495d9ab0"/>
    </style:style>
    <style:style style:name="T1945" style:family="text">
      <style:text-properties officeooo:rsid="495e6c44"/>
    </style:style>
    <style:style style:name="T1946" style:family="text">
      <style:text-properties officeooo:rsid="49617508"/>
    </style:style>
    <style:style style:name="T1947" style:family="text">
      <style:text-properties officeooo:rsid="496e3688"/>
    </style:style>
    <style:style style:name="T1948" style:family="text">
      <style:text-properties officeooo:rsid="4979d611"/>
    </style:style>
    <style:style style:name="T1949" style:family="text">
      <style:text-properties officeooo:rsid="4980ca62"/>
    </style:style>
    <style:style style:name="T1950" style:family="text">
      <style:text-properties officeooo:rsid="49880276"/>
    </style:style>
    <style:style style:name="T1951" style:family="text">
      <style:text-properties officeooo:rsid="49890ae7"/>
    </style:style>
    <style:style style:name="T1952" style:family="text">
      <style:text-properties officeooo:rsid="498bdfda"/>
    </style:style>
    <style:style style:name="T1953" style:family="text">
      <style:text-properties officeooo:rsid="498c8d3b"/>
    </style:style>
    <style:style style:name="T1954" style:family="text">
      <style:text-properties officeooo:rsid="4992770b"/>
    </style:style>
    <style:style style:name="T1955" style:family="text">
      <style:text-properties officeooo:rsid="4993fbf9"/>
    </style:style>
    <style:style style:name="T1956" style:family="text">
      <style:text-properties officeooo:rsid="49965bb0"/>
    </style:style>
    <style:style style:name="T1957" style:family="text">
      <style:text-properties officeooo:rsid="499f3051"/>
    </style:style>
    <style:style style:name="T1958" style:family="text">
      <style:text-properties officeooo:rsid="49a05743"/>
    </style:style>
    <style:style style:name="T1959" style:family="text">
      <style:text-properties officeooo:rsid="49a7c19a"/>
    </style:style>
    <style:style style:name="T1960" style:family="text">
      <style:text-properties officeooo:rsid="49b709a6"/>
    </style:style>
    <style:style style:name="T1961" style:family="text">
      <style:text-properties officeooo:rsid="49c9bc3e"/>
    </style:style>
    <style:style style:name="T1962" style:family="text">
      <style:text-properties officeooo:rsid="49d6813b"/>
    </style:style>
    <style:style style:name="T1963" style:family="text">
      <style:text-properties officeooo:rsid="49d75c02"/>
    </style:style>
    <style:style style:name="T1964" style:family="text">
      <style:text-properties officeooo:rsid="49d85d9f"/>
    </style:style>
    <style:style style:name="T1965" style:family="text">
      <style:text-properties officeooo:rsid="49da226d"/>
    </style:style>
    <style:style style:name="T1966" style:family="text">
      <style:text-properties officeooo:rsid="49dbbea2"/>
    </style:style>
    <style:style style:name="T1967" style:family="text">
      <style:text-properties officeooo:rsid="49ebdaa9"/>
    </style:style>
    <style:style style:name="T1968" style:family="text">
      <style:text-properties officeooo:rsid="49f5732a"/>
    </style:style>
    <style:style style:name="T1969" style:family="text">
      <style:text-properties officeooo:rsid="49f6f687"/>
    </style:style>
    <style:style style:name="T1970" style:family="text">
      <style:text-properties officeooo:rsid="49f89c31"/>
    </style:style>
    <style:style style:name="T1971" style:family="text">
      <style:text-properties officeooo:rsid="49fe0157"/>
    </style:style>
    <style:style style:name="T1972" style:family="text">
      <style:text-properties officeooo:rsid="49febb1f"/>
    </style:style>
    <style:style style:name="T1973" style:family="text">
      <style:text-properties officeooo:rsid="4a01626f"/>
    </style:style>
    <style:style style:name="T1974" style:family="text">
      <style:text-properties officeooo:rsid="4a077ee8"/>
    </style:style>
    <style:style style:name="T1975" style:family="text">
      <style:text-properties officeooo:rsid="4a0ab45a"/>
    </style:style>
    <style:style style:name="T1976" style:family="text">
      <style:text-properties officeooo:rsid="4a1727da"/>
    </style:style>
    <style:style style:name="T1977" style:family="text">
      <style:text-properties officeooo:rsid="4a1abf62"/>
    </style:style>
    <style:style style:name="T1978" style:family="text">
      <style:text-properties officeooo:rsid="4a1bb5a2"/>
    </style:style>
    <style:style style:name="T1979" style:family="text">
      <style:text-properties officeooo:rsid="4a261807"/>
    </style:style>
    <style:style style:name="T1980" style:family="text">
      <style:text-properties officeooo:rsid="4a283246"/>
    </style:style>
    <style:style style:name="T1981" style:family="text">
      <style:text-properties officeooo:rsid="4a2a266f"/>
    </style:style>
    <style:style style:name="T1982" style:family="text">
      <style:text-properties officeooo:rsid="47f6b078"/>
    </style:style>
    <style:style style:name="T1983" style:family="text">
      <style:text-properties officeooo:rsid="4a2e0193"/>
    </style:style>
    <style:style style:name="T1984" style:family="text">
      <style:text-properties officeooo:rsid="4a2f27dc"/>
    </style:style>
    <style:style style:name="T1985" style:family="text">
      <style:text-properties officeooo:rsid="4a305053"/>
    </style:style>
    <style:style style:name="T1986" style:family="text">
      <style:text-properties officeooo:rsid="4a333435"/>
    </style:style>
    <style:style style:name="T1987" style:family="text">
      <style:text-properties officeooo:rsid="4a38a50e"/>
    </style:style>
    <style:style style:name="T1988" style:family="text">
      <style:text-properties officeooo:rsid="4a3a9cae"/>
    </style:style>
    <style:style style:name="T1989" style:family="text">
      <style:text-properties officeooo:rsid="4a3be726"/>
    </style:style>
    <style:style style:name="T1990" style:family="text">
      <style:text-properties officeooo:rsid="4a3f2ae0"/>
    </style:style>
    <style:style style:name="T1991" style:family="text">
      <style:text-properties officeooo:rsid="4a4219c0"/>
    </style:style>
    <style:style style:name="T1992" style:family="text">
      <style:text-properties officeooo:rsid="4a435766"/>
    </style:style>
    <style:style style:name="T1993" style:family="text">
      <style:text-properties officeooo:rsid="4a43e6e4"/>
    </style:style>
    <style:style style:name="T1994" style:family="text">
      <style:text-properties officeooo:rsid="4a457e79"/>
    </style:style>
    <style:style style:name="T1995" style:family="text">
      <style:text-properties officeooo:rsid="4a46ec76"/>
    </style:style>
    <style:style style:name="T1996" style:family="text">
      <style:text-properties officeooo:rsid="4a5abf57"/>
    </style:style>
    <style:style style:name="T1997" style:family="text">
      <style:text-properties officeooo:rsid="4a5cbb2d"/>
    </style:style>
    <style:style style:name="T1998" style:family="text">
      <style:text-properties officeooo:rsid="4a61a6b4"/>
    </style:style>
    <style:style style:name="T1999" style:family="text">
      <style:text-properties officeooo:rsid="4a623734"/>
    </style:style>
    <style:style style:name="T2000" style:family="text">
      <style:text-properties officeooo:rsid="4a67efe2"/>
    </style:style>
    <style:style style:name="T2001" style:family="text">
      <style:text-properties officeooo:rsid="4a7ffa9e"/>
    </style:style>
    <style:style style:name="T2002" style:family="text">
      <style:text-properties fo:font-size="8.5pt" fo:language="cs" fo:country="CZ" officeooo:rsid="4a873a3e" style:font-size-asian="8.5pt" style:language-asian="cs" style:country-asian="CZ" style:font-size-complex="8.5pt"/>
    </style:style>
    <style:style style:name="T2003"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4"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5" style:family="text">
      <style:text-properties officeooo:rsid="4a970594"/>
    </style:style>
    <style:style style:name="T2006" style:family="text">
      <style:text-properties officeooo:rsid="4aa2e5f6"/>
    </style:style>
    <style:style style:name="T2007" style:family="text">
      <style:text-properties officeooo:rsid="49f79be0"/>
    </style:style>
    <style:style style:name="T2008" style:family="text">
      <style:text-properties officeooo:rsid="4acfb53e"/>
    </style:style>
    <style:style style:name="T2009" style:family="text">
      <style:text-properties officeooo:rsid="4ad1e0a4"/>
    </style:style>
    <style:style style:name="T2010" style:family="text">
      <style:text-properties officeooo:rsid="4a4e712a"/>
    </style:style>
    <style:style style:name="T2011" style:family="text">
      <style:text-properties officeooo:rsid="4a4c8fc2"/>
    </style:style>
    <style:style style:name="T2012" style:family="text">
      <style:text-properties officeooo:rsid="490c0d92"/>
    </style:style>
    <style:style style:name="T2013" style:family="text">
      <style:text-properties officeooo:rsid="4b160d42"/>
    </style:style>
    <style:style style:name="T2014" style:family="text">
      <style:text-properties officeooo:rsid="4b1806b5"/>
    </style:style>
    <style:style style:name="T2015" style:family="text">
      <style:text-properties officeooo:rsid="4b2804be"/>
    </style:style>
    <style:style style:name="T2016" style:family="text">
      <style:text-properties officeooo:rsid="4b29a923"/>
    </style:style>
    <style:style style:name="T2017" style:family="text">
      <style:text-properties officeooo:rsid="4b2ea65b"/>
    </style:style>
    <style:style style:name="T2018" style:family="text">
      <style:text-properties officeooo:rsid="4b3481f5"/>
    </style:style>
    <style:style style:name="T2019" style:family="text">
      <style:text-properties officeooo:rsid="49e283dc"/>
    </style:style>
    <style:style style:name="T2020" style:family="text">
      <style:text-properties officeooo:rsid="4b428cd5"/>
    </style:style>
    <style:style style:name="T2021" style:family="text">
      <style:text-properties officeooo:rsid="411ff11e"/>
    </style:style>
    <style:style style:name="T2022" style:family="text">
      <style:text-properties officeooo:rsid="4b5ab32c"/>
    </style:style>
    <style:style style:name="T2023" style:family="text">
      <style:text-properties officeooo:rsid="4b5e14a8"/>
    </style:style>
    <style:style style:name="T2024" style:family="text">
      <style:text-properties officeooo:rsid="4b69bb87"/>
    </style:style>
    <style:style style:name="T2025" style:family="text">
      <style:text-properties officeooo:rsid="4b8780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449166719" text:style-name="L1">
        <text:list-item>
          <text:p text:style-name="P678">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2895105386"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0">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4">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4">n</text:span><text:span text:style-name="T1635">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5">m</text:span><text:span text:style-name="T1336">áš proti němu výhodu</text:span><text:span text:style-name="T534">.</text:span><text:span text:style-name="T852"> </text:span><text:span text:style-name="T1337">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4">n</text:span><text:span text:style-name="T1635">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8">v</text:span><text:span text:style-name="T1529">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1370498439"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1">Když ti v boji životy klesnou na nulu nebo níž, nejsi </text:span><text:span text:style-name="T320">vyřazený</text:span><text:span text:style-name="T2021">.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0">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0">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49">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2">n</text:span><text:span text:style-name="T1643">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49"> Po několik následujících minut si každé kolo vyléčíš 1 život. Pokud tě tedy v průběhu </text:span><text:span text:style-name="T248">regenerace</text:span><text:span text:style-name="T1749">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0">zlomit</text:span><text:span text:style-name="T423"> účinky paralýzy. </text:span><text:span text:style-name="T417">Z</text:span><text:span text:style-name="T423">abere </text:span><text:span text:style-name="T417">to</text:span><text:span text:style-name="T423"> jedno kolo, kdy neházíš </text:span><text:span text:style-name="T1642">n</text:span><text:span text:style-name="T1643">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3287541644"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3466915502"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6"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4">p</text:span><text:span text:style-name="T1535">okud jen</text:span><text:span text:style-name="T412"> </text:span><text:span text:style-name="T1534">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4">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140328371466462" text:continue-list="list3466915502"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2">n</text:span><text:span text:style-name="T1643">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7">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5">vyrábí</text:span> <text:span text:style-name="T1796">kouzelné</text:span> lektvary, <text:span text:style-name="T1795">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85">alchymie</text:span> a k výrobě kouzelných předmětů potřebuješ <text:span text:style-name="T1823">drahé a křehké vybavení: </text:span>baňky, křivule, <text:span text:style-name="T1786">zkumavky, tyglíky,</text:span> destilační <text:span text:style-name="T1811">kolonu</text:span>, kahany, skleněné tyčinky a <text:span text:style-name="T1823">podobně</text:span>.<text:line-break/><text:tab/><text:span text:style-name="T1810">Základní sadě říkáme alchymistická aparatura. Uchovává se obvykle v malé, vypolstrované truhlici, ale můžeš ji přenášet i jakkoliv </text:span><text:soft-page-break/><text:span text:style-name="T1810">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1">Středobodem a</text:span>lchymi<text:span text:style-name="T1790">e je práce</text:span> s energií, <text:span text:style-name="T1793">která se přirozeně vyskytuje</text:span> v <text:span text:style-name="T1794">magických surovinách</text:span>. <text:span text:style-name="T1792">Říkáme jí m</text:span>agenergi<text:span text:style-name="T1792">e</text:span> <text:span text:style-name="T1792">a </text:span>měří <text:span text:style-name="T1792">se</text:span> v mazích. <text:span text:style-name="T1788">J</text:span>eden mag je nejmenší množství magenergie, ze kterého j<text:span text:style-name="T1789">d</text:span>e něco vyrobit.</text:p>
      <text:h text:style-name="Heading_20_3" text:outline-level="3"><text:bookmark-start text:name="__RefHeading___Toc17450_3085950545"/>Magické suroviny<text:bookmark-end text:name="__RefHeading___Toc17450_3085950545"/></text:h>
      <text:p text:style-name="P250"><text:span text:style-name="T180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6">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1">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4">vypít</text:span> <text:span text:style-name="T193">lektvar vidění magenergie</text:span> nebo <text:span text:style-name="T1799">provést důkladný rozbor</text:span>. <text:span text:style-name="T1800">Na ten potřebuješ alchymistickou aparaturu a trvá několik desítek minut.</text:span><text:line-break/><text:tab/><text:span text:style-name="T180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4">ých </text:span>obvykle na svitcích nebo v alchymistických knihách. <text:span text:style-name="T178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5">Studium</text:span> receptů<text:bookmark-end text:name="__RefHeading___Toc17503_4252866283"/></text:h>
      <text:p text:style-name="P253">Vyrobit <text:span text:style-name="T1809">něco přímo</text:span> podle receptu zapsaného na svitku nebo v knize je velice zdlouhavý a náročn<text:span text:style-name="T1808">ý</text:span> proces. <text:span text:style-name="T1813">Můžeš to ale výrazně zrychlit, když postup nejdřív důkladně probádáš a zjednodušíš – říkáme pak, že ses příslušný recept naučil.</text:span></text:p>
      <text:list xml:id="list1373722964"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738291268" text:style-name="L7">
        <text:list-item>
          <text:p text:style-name="P697"><text:span text:style-name="T1812">K výrobě předmětu podle receptu, který neumíš,</text:span> <text:span text:style-name="T1812">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1587292220"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64">Lektvar o</text:span>hniv<text:span text:style-name="T1763">ého</text:span> dech<text:span text:style-name="T1763">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7">na protivníky v </text:span><text:span text:style-name="T261">kontaktní vzdálenosti</text:span>, něco zapálit a podobně.</text:p>
      <text:h text:style-name="P563" text:outline-level="4"><text:bookmark-start text:name="__RefHeading___Toc17513_4252866283"/><text:span text:style-name="T1764">Lektvar mrazivého</text:span> dech<text:span text:style-name="T1763">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7">na protivníky v </text:span><text:span text:style-name="T261">kontaktní vzdálenosti</text:span>, něco <text:span text:style-name="T1797">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65">*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7">n</text:span><text:span text:style-name="T1218">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3805135512"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5"> </text:span>při nárazu vybuchne oslepujícím světlem.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3"> Finesa + k6 proti Finese</text:span><text:line-break/><text:span text:style-name="T256">Rozsah:</text:span><text:span text:style-name="T1773"> všichni v </text:span><text:span text:style-name="T256">kontaktní vzdálenosti</text:span><text:span text:style-name="T1773"> od místa dopadu<text:line-break/></text:span><text:span text:style-name="T256">Účinek:</text:span><text:span text:style-name="T1773">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3">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40">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2">na několik hodin</text:span> <text:span text:style-name="T1151">zcela potlačí</text:span> veškerou bolest. <text:span text:style-name="T1151">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38">Pán jeskyně:</text:span><text:span text:style-name="T1839"> „Chod</text:span><text:span text:style-name="T1840">b</text:span><text:span text:style-name="T1839">ou proti tobě běží tři skřeti. </text:span><text:span text:style-name="T1840">D</text:span><text:span text:style-name="T1839">rží se bok po boku, takže budeš bojovat se všemi současně.“</text:span></text:p>
      <text:p text:style-name="P499"><text:span text:style-name="T1838">Pavel:</text:span><text:span text:style-name="T1839"> „Tak to bych je mohl všechny současně trefit ohnivou hlínou, ne?“</text:span></text:p>
      <text:p text:style-name="P499"><text:span text:style-name="T1838">Pán jeskyně:</text:span><text:span text:style-name="T1839"> „Jo, to nebude problém.“</text:span></text:p>
      <text:p text:style-name="P499"><text:span text:style-name="T1839">Pavel teď hází </text:span><text:span text:style-name="T1825">na ú</text:span><text:span text:style-name="T1828">tok</text:span><text:span text:style-name="T1839">. Finesu má 2 a na kostce mu padlo 3, dohromady má tedy 5. Pán jeskyně hází za každého skřeta zvlášť. Všichni mají Finesu 2 a na kostce mu padlo postupně 1, 5 a 6, takže jejich obrany jsou 3, 7 a 8.</text:span></text:p>
      <text:p text:style-name="P499"><text:span text:style-name="T1838">Pán jeskyně:</text:span><text:span text:style-name="T1839"> „Trefil jsi jen jednoho skřeta, ostatní dva včas uskočili. Hoď si na zranění“.</text:span></text:p>
      <text:p text:style-name="P499"><text:span text:style-name="T1839">Pavel hází </text:span><text:span text:style-name="T1850">2</text:span><text:span text:style-name="T1839">kz </text:span><text:span text:style-name="T1850">na zranění</text:span><text:span text:style-name="T1839">. Padne mu 1 a 6, což dá zranění 1. Spolu s rozdílem hodů je to celkem zranění </text:span><text:span text:style-name="T474">ohněm</text:span><text:span text:style-name="T1839">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6">Bomba </text:span><text:span text:style-name="T1831">je koule o velikosti </text:span><text:span text:style-name="T1830">kokosového</text:span><text:span text:style-name="T1831"> ořechu. </text:span><text:span text:style-name="T1832">Používá se obvykle na vyrážení dveří, prorážení slabých stěn a podobně. </text:span><text:span text:style-name="T1833">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6">ýbuch</text:span><text:span text:style-name="T1837"> zasáhne všechno v </text:span><text:span text:style-name="T1829">kontaktní vzdálenosti</text:span><text:span text:style-name="T1836">.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4">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59">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2">Pavel </text:span>si dost dobře nemůže vybrat, co bomba udělá – první úspěch bude určitě představovat zranění.</text:p>
      <text:p text:style-name="P497"><text:span text:style-name="T894">Pavel:</text:span> „Házím <text:span text:style-name="T1803">5</text:span>kz, padlo mi 5, <text:span text:style-name="T1803">3</text:span>, 2, <text:span text:style-name="T1803">1</text:span> a 1. Zranění se tedy zvedne o <text:span text:style-name="T1803">1</text:span>, celkem <text:span text:style-name="T1735">je to</text:span> <text:span text:style-name="T1803">4</text:span>.</text:p>
      <text:p text:style-name="P498"><text:span text:style-name="T896">Pán jeskyně:</text:span><text:span text:style-name="T180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6">Po dobu působení si veškeré utrpěné zranění </text:span><text:span text:style-name="T473">ohněm</text:span><text:span text:style-name="T1736"> sniž</text:span> o <text:span text:style-name="T1744">2</text:span>.</text:p>
      <text:h text:style-name="P574" text:outline-level="4"><text:bookmark-start text:name="__RefHeading___Toc17551_4252866283"/>Lektvar <text:span text:style-name="T1753">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84">Lektvar v</text:span>odní<text:span text:style-name="T1884">ho</text:span> dech<text:span text:style-name="T1884">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2">U</text:span><text:span text:style-name="T1370">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3802515399" text:style-name="L10">
        <text:list-item>
          <text:p text:style-name="P704">Při <text:span text:style-name="T1739">jednom úspěchu se oběť</text:span> <text:span text:style-name="T1739">n</text:span>edokáže <text:span text:style-name="T1738">se </text:span><text:span text:style-name="T247">soustředit</text:span><text:span text:style-name="T1738"> a</text:span> přemýšlet nad <text:span text:style-name="T1738">čímkoliv</text:span> složitým.</text:p>
        </text:list-item>
        <text:list-item>
          <text:p text:style-name="P705"><text:span text:style-name="T1739">Při dvou úspěších bude mít za ospalost nevýhodu</text:span>.</text:p>
        </text:list-item>
        <text:list-item>
          <text:p text:style-name="P705">Při třech úspěších <text:span text:style-name="T1738">upadne do hlubokého spánku a nebude ji možno probudit, dokud bude tinktura působit</text:span>.</text:p>
        </text:list-item>
      </text:list>
      <text:h text:style-name="P577" text:outline-level="4"><text:bookmark-start text:name="__RefHeading___Toc17563_4252866283"/>Koncentrovan<text:span text:style-name="T1771">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71">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71">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71">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7">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4">Výrobek jde rozpustit </text:span><text:span text:style-name="T284">magickým rozpouštědlem</text:span><text:span text:style-name="T1894">.</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1692657501"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3512725017"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79">protože</text:span> <text:span text:style-name="T1779">p</text:span>ři kontaktu s vodou <text:span text:style-name="T1778">ji okamžitě zmrazí</text:span>. S <text:span text:style-name="T1778">jeho</text:span> pomocí je možné například přejít přes hladinu stojaté nebo pomalu tekoucí vody, <text:span text:style-name="T1779">nebo třeba vytvořit plavidlo z ledu</text:span>. <text:span text:style-name="T1816">Led následně taje přirozenou rychlostí, postupným přisypáváním </text:span><text:span text:style-name="T257">mrazícího prášku</text:span><text:span text:style-name="T1779">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40328670874170" text:continue-list="list3802515399" text:style-name="L10">
        <text:list-item>
          <text:p text:style-name="P706">Při <text:span text:style-name="T1739">jednom úspěchu oběť nedokáže lhát, může se ale vyhnout odpovědi</text:span>.</text:p>
        </text:list-item>
        <text:list-item>
          <text:p text:style-name="P706"><text:span text:style-name="T1739">Při dvou úspěších je mnohem upovídanější než obvykle</text:span>.</text:p>
        </text:list-item>
        <text:list-item>
          <text:p text:style-name="P706">Při třech úspěších <text:span text:style-name="T1776">prozradí i ta největší tajemství</text:span>.</text:p>
        </text:list-item>
      </text:list>
      <text:h text:style-name="P584" text:outline-level="4"><text:bookmark-start text:name="__RefHeading___Toc17583_4252866283"/>Lektvar ostrých smysl<text:span text:style-name="T1775">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4">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7">Suroviny:</text:span><text:span text:style-name="T1834"> </text:span><text:span text:style-name="T1835">3</text:span><text:span text:style-name="T1834"> mag</text:span><text:span text:style-name="T1835">y</text:span><text:span text:style-name="T1834"><text:line-break/></text:span><text:span text:style-name="T680">Působe</text:span><text:span text:style-name="T677">ní:</text:span><text:span text:style-name="T529"> </text:span><text:span text:style-name="T533">n</text:span><text:span text:style-name="T531">ěkolik minut</text:span></text:p>
      <text:p text:style-name="P267"><text:span text:style-name="T1841">P</text:span><text:span text:style-name="T1839">o vypití tohoto lektvaru se změníš v</text:span><text:span text:style-name="T1842">e stejně velký</text:span><text:span text:style-name="T1839"> oblak mlhy. Tvoje výbava a oblečení se nezmění a popadá tedy na zem. </text:span><text:span text:style-name="T1843">Dokážeš libovolně měnit svůj tvar, můžeš </text:span><text:span text:style-name="T1844">tedy</text:span><text:span text:style-name="T1843"> například „protéct“ klíčovou dírkou nebo skrz mříže. </text:span><text:span text:style-name="T1845">Nemůžeš se ale rozdělit na více menších oblaků.</text:span><text:span text:style-name="T1839"> </text:span><text:span text:style-name="T1846">Zvládneš</text:span><text:span text:style-name="T1843"> se pohybovat jen rychlostí chůze, silnější vítr tě </text:span><text:span text:style-name="T1847">tedy</text:span><text:span text:style-name="T1843"> odfoukne.</text:span><text:span text:style-name="T1839"> </text:span><text:span text:style-name="T1843">J</text:span><text:span text:style-name="T1839">si zranitelný pouze </text:span><text:span text:style-name="T1745">ohněm</text:span><text:span text:style-name="T1839">, </text:span><text:span text:style-name="T479">bleskem</text:span><text:span text:style-name="T1839"> a </text:span><text:span text:style-name="T1746">duševními</text:span><text:span text:style-name="T1839"> útoky.</text:span><text:span text:style-name="T1848"> </text:span><text:span text:style-name="T1843">Nic</text:span><text:span text:style-name="T1849"> nevidíš a neslyšíš, poznáš ale tvar toho, co obklopíš nebo vyplníš.</text:span></text:p>
      <text:p text:style-name="P267"><text:span text:style-name="T1849">/</text:span><text:span text:style-name="T1851">*</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1"> </text:span></text:p>
      <text:p text:style-name="P271">*/</text:p>
      <text:h text:style-name="P581" text:outline-level="4"><text:bookmark-start text:name="__RefHeading___Toc17587_4252866283"/><text:soft-page-break/>Lektvar <text:span text:style-name="T1821">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52">*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58">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50">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54">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7">é</text:span> mince. Jsou průhledné, po nalepení na nějaký povrch <text:span text:style-name="T1819">tedy</text:span> <text:span text:style-name="T1818">skoro</text:span> nejsou vidět. Dají se ale nahmatat. Vyrábí se <text:span text:style-name="T1817">po dvou</text:span>: <text:span text:style-name="T1817">j</text:span>eden se přilípne na cíl a druhý na <text:span text:style-name="T1820">nějakou </text:span>střelu – může to být třeba raketa, granát, šíp, šipka do kuše a podobně. Ta se pak po výstřelu sama navádí na cíl označený druhým terčíkem.</text:p>
      <text:list xml:id="list1894992869"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89">n</text:span><text:span text:style-name="T1690">a útok</text:span> počítá výhodu</text:p>
        </text:list-item>
        <text:list-item>
          <text:p text:style-name="P713">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4"> má největší dosah.</text:span></text:p>
      <text:list xml:id="list140329509622218"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34">n</text:span><text:span text:style-name="T1635">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69">*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1">pevném</text:span> povrchu. <text:span text:style-name="T178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0">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22">2</text:span> mag<text:span text:style-name="T1822">y</text:span><text:line-break/><text:span text:style-name="T260">Dostřel:</text:span><text:span text:style-name="T1783"> střední</text:span><text:line-break/><text:span text:style-name="T193">Útok:</text:span> <text:span text:style-name="T1784">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2">Jakmile se lahvička s </text:span><text:span text:style-name="T259">živým ohněm</text:span><text:span text:style-name="T1782"> rozbije, oheň se vydá přímou cestou k nejbližšímu hořlavému cíli v </text:span><text:span text:style-name="T259">kontaktní vzdálenosti</text:span><text:span text:style-name="T1782">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7">Při výrobě je třeba určit podmínky, za kterých se opět zviditelní, například:</text:span></text:p>
      <text:list xml:id="list1459970327" text:style-name="L14">
        <text:list-item>
          <text:p text:style-name="P717">Nahřátí</text:p>
        </text:list-item>
        <text:list-item>
          <text:p text:style-name="P717"><text:soft-page-break/><text:span text:style-name="T1777">V m</text:span>ěsíční<text:span text:style-name="T1777">m</text:span> světl<text:span text:style-name="T1777">e</text:span></text:p>
        </text:list-item>
        <text:list-item>
          <text:p text:style-name="P717"><text:span text:style-name="T1777">Ve s</text:span>větl<text:span text:style-name="T1777">e</text:span> ohně</text:p>
        </text:list-item>
        <text:list-item>
          <text:p text:style-name="P717"><text:span text:style-name="T1777">Po n</text:span>amočení</text:p>
        </text:list-item>
        <text:list-item>
          <text:p text:style-name="P717"><text:span text:style-name="T1777">V m</text:span>agické<text:span text:style-name="T1777">m</text:span> světl<text:span text:style-name="T1777">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2">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43">*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6">*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6">*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6">*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6">*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7">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8">promění postavu v ohnivou bytost<text:line-break/>- Výroba asi ze srdce ohnivého elementála, nebo tak něco.</text:span></text:p>
      <text:p text:style-name="Text_20_body">/<text:span text:style-name="T1759">*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0">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62">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63">Lektvar dračího</text:span> dech<text:span text:style-name="T1763">u</text:span><text:bookmark-end text:name="__RefHeading___Toc17641_4252866283"/></text:h>
      <text:p text:style-name="P220">/<text:span text:style-name="T1764">* Silnější varianta </text:span><text:span text:style-name="T255">lektvaru ohnivého dechu</text:span><text:span text:style-name="T1764">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4">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66">*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2377605116"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4259560700" text:style-name="L16">
        <text:list-item>
          <text:p text:style-name="P720">„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66">*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7">*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68">*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929802803"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41">+</text:span>Ryzí alkohol<text:bookmark-end text:name="__RefHeading___Toc17657_4252866283"/></text:h>
      <text:p text:style-name="P84">/<text:span text:style-name="T1770">*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72">* Vzácný recept, protože +2 zranění v boji by chtěli hráči pořád */</text:span></text:p>
      <text:p text:style-name="P236">TODO</text:p>
      <text:p text:style-name="P236">- asi by neměl zvedat zranění v boji <text:span text:style-name="T1772">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4">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0">TODO: Napsat pravidlo, co se stane, když protivník nemá vlastnost, kterou by se měl bránit (zvířata nemají duši, </text:span><text:span text:style-name="T1431">přízraky</text:span><text:span text:style-name="T1920">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1">To je asi jedno.</text:span> <text:span text:style-name="T1870">Beztak se tomu neodolává.</text:span></text:p>
      <text:h text:style-name="P517" text:outline-level="3"><text:bookmark-start text:name="__RefHeading___Toc17478_3085950545"/><text:soft-page-break/>Sesílání kouzel<text:bookmark-end text:name="__RefHeading___Toc17478_3085950545"/></text:h>
      <text:p text:style-name="P327"><text:span text:style-name="T1419">P</text:span><text:span text:style-name="T1427">ři</text:span><text:span text:style-name="T1914"> sesílání kouzla musíš </text:span><text:span text:style-name="T1419">nahlas</text:span><text:span text:style-name="T1910"> pronést </text:span><text:span text:style-name="T1419">z</text:span><text:span text:style-name="T1432">aklínadlo</text:span><text:span text:style-name="T1910">, obvykle ve staroelfštině, a provést u toho příslušná gesta. </text:span><text:span text:style-name="T1419">Z</text:span><text:span text:style-name="T1510">abere to zhruba minutu, což je ve většinou dost nepraktické – skřet, který se na tebe řítí s napřaženou šavlí, n</text:span><text:span text:style-name="T1511">ejspíš</text:span><text:span text:style-name="T1510"> nepočká, až o</text:span><text:span text:style-name="T1513">dříkáš</text:span><text:span text:style-name="T1510"> celé zaklínadlo. </text:span><text:span text:style-name="T1511">Naštěstí si ale kouzla m</text:span><text:span text:style-name="T1516">ůžeš</text:span><text:span text:style-name="T1511"> připravit, takže je potom sešleš takřka lusknutím prstů.</text:span></text:p>
      <text:h text:style-name="P604" text:outline-level="4"><text:bookmark-start text:name="__RefHeading___Toc17661_4252866283"/>P<text:span text:style-name="T1911">říprava kouzel</text:span><text:bookmark-end text:name="__RefHeading___Toc17661_4252866283"/></text:h>
      <text:p text:style-name="P327"><text:span text:style-name="T1422">K</text:span><text:span text:style-name="T1511">ouzlo si připravíš tak</text:span><text:span text:style-name="T1423">, že nahlas</text:span><text:span text:style-name="T1421"> odříkáš </text:span><text:span text:style-name="T1423">a odgestikuluješ</text:span><text:span text:style-name="T1421"> </text:span><text:span text:style-name="T1423">celý</text:span><text:span text:style-name="T1499"> </text:span><text:span text:style-name="T1511">text</text:span><text:span text:style-name="T1423"> </text:span><text:span text:style-name="T1433">kromě závěrečné zaklínací formule</text:span><text:span text:style-name="T1421">. </text:span><text:span text:style-name="T1511">Kdykoliv později </text:span><text:span text:style-name="T1514">ho</text:span><text:span text:style-name="T1511"> potom můžeš dokončit tím, že vyslovíš tuto formuli a provedeš</text:span><text:span text:style-name="T1421"> přísluš</text:span><text:span text:style-name="T1434">né gesto</text:span><text:span text:style-name="T1421">. </text:span><text:span text:style-name="T1517">To zabere pouze jedno kolo.</text:span></text:p>
      <text:p text:style-name="P288">Příklad:</text:p>
      <text:p text:style-name="Example"><text:span text:style-name="T1659">Kouzlo </text:span><text:span text:style-name="T1674">modrý blesk</text:span><text:span text:style-name="T1659"> se sesílá jednu minutu, </text:span><text:span text:style-name="T1665">Kara si ho ale p</text:span><text:span text:style-name="T1666">řiprav</text:span><text:span text:style-name="T1667">ila</text:span><text:span text:style-name="T1659">. Když se </text:span><text:span text:style-name="T1667">teď </text:span><text:span text:style-name="T1659">dostane do boje, </text:span><text:span text:style-name="T1664">m</text:span><text:span text:style-name="T1659">ůže říct </text:span><text:span text:style-name="T1660">jen</text:span><text:span text:style-name="T1659"> </text:span><text:span text:style-name="T1674">„Artak bárak!“</text:span><text:span text:style-name="T1659">, </text:span><text:span text:style-name="T1661">udělat při tom příslušné gesto a</text:span><text:span text:style-name="T1659"> </text:span><text:span text:style-name="T1661">j</text:span><text:span text:style-name="T1662">ejí </text:span><text:span text:style-name="T1675">modrý blesk</text:span><text:span text:style-name="T1662"> </text:span><text:span text:style-name="T1663">zasáhne </text:span><text:span text:style-name="T1662">skřeta h</text:span><text:span text:style-name="T1663">ned</text:span><text:span text:style-name="T1662">.</text:span></text:p>
      <text:p text:style-name="P442"><text:span text:style-name="T1421">P</text:span><text:span text:style-name="T1511">o každém použití</text:span><text:span text:style-name="T1428"> z</text:span><text:span text:style-name="T1435">aklínací</text:span><text:span text:style-name="T1428"> formule </text:span><text:span text:style-name="T1435">si kouzlo musíš </text:span><text:span text:style-name="T1428">znovu připravit</text:span><text:span text:style-name="T1421">. </text:span><text:span text:style-name="T1512">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09">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7">P</text:span><text:span text:style-name="T1549">řípravu kouzel bys měl vždy oznámit</text:span><text:span text:style-name="T1547"> Pánovi jeskyně.</text:span><text:span text:style-name="T1546"> </text:span><text:span text:style-name="T1547">Z</text:span><text:span text:style-name="T1546">abere to totiž nějaký čas a </text:span><text:span text:style-name="T1548">tvé</text:span><text:span text:style-name="T1546"> zaklínání může někdo zaslechnout.</text:span></text:p>
      <text:p text:style-name="Example_20_Header"><text:soft-page-break/>Příklad:</text:p>
      <text:p text:style-name="Example"><text:span text:style-name="T894">Jana:</text:span> „Po boji se na chvíli zastavím a znovu si připravím <text:span text:style-name="T1651">v</text:span><text:span text:style-name="T1652">šechna kouzla, která jsem zrovna použila</text:span>.“</text:p>
      <text:p text:style-name="P501"><text:span text:style-name="T894">Pán jeskyně:</text:span> „<text:span text:style-name="T1915">Co mezitím dělají ostatní?“</text:span></text:p>
      <text:p text:style-name="P501"><text:span text:style-name="T898">Katka:</text:span><text:span text:style-name="T1915"> „Ošetřím Gorondarovi zranění.“</text:span></text:p>
      <text:p text:style-name="P501"><text:span text:style-name="T894">Pán jeskyně:</text:span> „Dobře. <text:span text:style-name="T1653">Naria tedy ošetřila Gorondarovi zranění a Kara opodál</text:span><text:span text:style-name="T1651"> </text:span><text:span text:style-name="T1653">mávala</text:span><text:span text:style-name="T1915"> rukama a</text:span> <text:span text:style-name="T1651">p</text:span><text:span text:style-name="T1654">ronášela</text:span><text:span text:style-name="T1653"> zaklínadla</text:span> ve stroelfštině. Žádné nestvůry to nepřilákalo. <text:span text:style-name="T1915">Co budete dělat dál?</text:span>“</text:p>
      <text:p text:style-name="P328">Když náhodou <text:span text:style-name="T1912">přípravu kouzel</text:span> zapomeneš zmínit, domluv se s Pánem jeskyně, jestli na to byl prostor.</text:p>
      <text:p text:style-name="P487">Příklad:</text:p>
      <text:p text:style-name="Example"><text:span text:style-name="T894">Jana:</text:span> „<text:span text:style-name="T1651">P</text:span><text:span text:style-name="T1655">o minulém boji jsem zapomněla říct, že si připravuju kouzla. Bylo na to dost času?</text:span>“</text:p>
      <text:p text:style-name="Example"><text:span text:style-name="T894">Pán jeskyně:</text:span> „<text:span text:style-name="T1655">Naria ošetřovala Gorondarovi zranění, to určitě c</text:span><text:span text:style-name="T1656">hvíli zabralo</text:span>. <text:span text:style-name="T1655">M</text:span><text:span text:style-name="T1927">áš tedy všechna připravená.</text:span>“</text:p>
      <text:h text:style-name="P605" text:outline-level="4"><text:bookmark-start text:name="__RefHeading___Toc17665_4252866283"/>Mluvení při kouzlení<text:bookmark-end text:name="__RefHeading___Toc17665_4252866283"/></text:h>
      <text:p text:style-name="P443"><text:span text:style-name="T2012">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6">n</text:span><text:span text:style-name="T1515">ějaké</text:span><text:span text:style-name="T2012">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10">při kouzlení</text:span><text:bookmark-end text:name="__RefHeading___Toc17667_4252866283"/></text:h>
      <text:p text:style-name="P351"><text:span text:style-name="T1909">Gestikulovat </text:span><text:span text:style-name="T1419">je třeba oběma</text:span><text:span text:style-name="T1909"> rukama. </text:span><text:span text:style-name="T1420">M</text:span><text:span text:style-name="T1909">ůžeš v nich při tom něco držet (zbraň, štít a podobně), ale nemůžeš tím dělat něco jiného – v kole, kdy kouzlíš, tedy nemůžeš útočit zbraní ani se bránit štítem. Nemůžeš t</text:span><text:span text:style-name="T1420">a</text:span><text:span text:style-name="T1419">ké</text:span><text:span text:style-name="T1909"> kouzlit, pokud se musíš něčeho držet, nebo když máš ruce svázané. </text:span><text:span text:style-name="T1420">P</text:span><text:span text:style-name="T1909">latí to </text:span><text:span text:style-name="T1420">i </text:span><text:span text:style-name="T1436">pro</text:span><text:span text:style-name="T1909">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16">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4">K</text:span><text:span text:style-name="T1396">ouzlo s trváním několik minut nemůžeš nijak ovládat, ani ho předčasně ukončit jinak než k</text:span><text:span text:style-name="T1437">ouzlem</text:span><text:span text:style-name="T1396"> </text:span><text:span text:style-name="T1575">zlom kouzl</text:span><text:span text:style-name="T1607">o</text:span><text:span text:style-name="T1396">.</text:span><text:span text:style-name="T1394"> </text:span><text:span text:style-name="T1396">Můžeš při tom ale sesílat jiná kouzla.<text:line-break/><text:tab/>„</text:span><text:span text:style-name="T1543">Několik minut“ obvykle znamená „po dobu probíhající akce“. Když například v boji znehybníš skřeta kouzlem </text:span><text:span text:style-name="T1610">protoplazma</text:span><text:span text:style-name="T1543">, určitě t</text:span><text:span text:style-name="T1544">o</text:span><text:span text:style-name="T1543">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898">Když kouzlo trvá po dobu tvého </text:span><text:span text:style-name="T286">soustředění</text:span><text:span text:style-name="T1898">, nemůžeš při tom seslat žádné jiné kouzlo a nemůžeš běhat (viz kapitola </text:span><text:span text:style-name="T897">Soustředění</text:span><text:span text:style-name="T1898"> /* TODO: odkaz */). Můžeš </text:span><text:span text:style-name="T1394">h</text:span><text:span text:style-name="T1395">o</text:span><text:span text:style-name="T1898"> ale kdykoliv ukončit, stačí se přestat </text:span><text:span text:style-name="T286">soustředit</text:span><text:span text:style-name="T1898">.</text:span><text:span text:style-name="T1395"> </text:span><text:span text:style-name="T1396">Pokud to dává smysl, p</text:span><text:span text:style-name="T1438">o dobu</text:span><text:span text:style-name="T1395"> </text:span><text:span text:style-name="T1574">soustředění</text:span><text:span text:style-name="T1395"> také můžeš účinek kouzla upravovat.</text:span></text:p>
      <text:p text:style-name="Example_20_Header"><text:soft-page-break/>Příklad:</text:p>
      <text:p text:style-name="P499"><text:span text:style-name="T1678">K</text:span><text:span text:style-name="T1679">ouzlo</text:span><text:span text:style-name="T1677"> </text:span><text:span text:style-name="T1686">světlo</text:span><text:span text:style-name="T1677"> </text:span><text:span text:style-name="T1679">trvá, </text:span><text:span text:style-name="T1680">dokud se nepřestaneš</text:span><text:span text:style-name="T1677"> </text:span><text:span text:style-name="T1686">soustřed</text:span><text:span text:style-name="T1687">it</text:span><text:span text:style-name="T1686">.</text:span><text:span text:style-name="T1677"> </text:span><text:span text:style-name="T1679">V průběhu</text:span><text:span text:style-name="T1677">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7">Pokud není řečeno jinak, cíl musíš vidět, nebo o něm nějak jinak vědět (dotýkat se ho, slyšet ho mluvit a podobně). Vidět ho můžeš i nepřímo, tedy třeba v zrcadle, </text:span><text:span text:style-name="T1439">d</text:span><text:span text:style-name="T1545">alekohledem</text:span><text:span text:style-name="T1917"> nebo pomocí nějakého kouzla (pokud ovšem koukání přes jiné kouzlo </text:span><text:span text:style-name="T1545">vyžaduje </text:span><text:span text:style-name="T1611">soustředění</text:span><text:span text:style-name="T1545">, kouzlit při tom nemůžeš</text:span><text:span text:style-name="T1917">). Když ho </text:span><text:span text:style-name="T1429">dobře</text:span><text:span text:style-name="T1917"> nevidíš, počítáš si k hodu nevýhodu stejně jako při střelbě /* viz kapitola TODO */. Pokud kouzlo vytvoří blesk, projektil </text:span><text:span text:style-name="T1439">a </text:span><text:span text:style-name="T1441">podobně</text:span><text:span text:style-name="T1917">, tak se mu cíl samozřejmě může </text:span><text:span text:style-name="T1439">v</text:span><text:span text:style-name="T1440">yhnout</text:span><text:span text:style-name="T1917"> tím, že se schová za </text:span><text:span text:style-name="T1440">nějakou</text:span><text:span text:style-name="T1917"> pevnou překážku.</text:span></text:p>
      <text:h text:style-name="Heading_20_3" text:outline-level="3"><text:bookmark-start text:name="__RefHeading___Toc17484_3085950545"/>Kouzlení ve zbroji<text:bookmark-end text:name="__RefHeading___Toc17484_3085950545"/></text:h>
      <text:p text:style-name="P342"><text:span text:style-name="T1918">Kouzlit v těžké zbroji je obtížné, většina kouzelníků se tedy spokojí s lehkou zbrojí, případně použ</text:span><text:span text:style-name="T1430">ívají</text:span><text:span text:style-name="T1918"> kouzlo </text:span><text:span text:style-name="T290">neviditelná zbroj</text:span><text:span text:style-name="T1918">.</text:span></text:p>
      <text:list xml:id="list906805147" text:style-name="L18">
        <text:list-item>
          <text:p text:style-name="P722"><text:span text:style-name="T2025">Když kouzlíš v</text:span> těžké zbroji, <text:span text:style-name="T2025">k hodu si počítáš nevýhodu (-1)</text:span>.</text:p>
        </text:list-item>
      </text:list>
      <text:h text:style-name="Heading_20_3" text:outline-level="3"><text:bookmark-start text:name="__RefHeading___Toc17496_3085950545"/>Základní kouzla<text:bookmark-end text:name="__RefHeading___Toc17496_3085950545"/></text:h>
      <text:list xml:id="list2104205703" text:style-name="L19">
        <text:list-item>
          <text:p text:style-name="P724">Dlouhá ruka</text:p>
        </text:list-item>
        <text:list-item>
          <text:p text:style-name="P723">Dým</text:p>
        </text:list-item>
        <text:list-item>
          <text:p text:style-name="P723">Beranidlo</text:p>
        </text:list-item>
        <text:list-item>
          <text:p text:style-name="P723">Ohnivý oblouk</text:p>
        </text:list-item>
        <text:list-item>
          <text:p text:style-name="P725">Oko</text:p>
        </text:list-item>
        <text:list-item>
          <text:p text:style-name="P723"><text:soft-page-break/>Magický štít</text:p>
        </text:list-item>
        <text:list-item>
          <text:p text:style-name="P723">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7" text:outline-level="4"><text:bookmark-start text:name="__RefHeading___Toc34383_2267831174"/>Dlouhá ruka<text:span text:style-name="T1896"> *Aruk jad*</text:span><text:bookmark-end text:name="__RefHeading___Toc34383_2267831174"/></text:h>
      <text:p text:style-name="P447"><text:span text:style-name="T1593">Trvání:</text:span><text:span text:style-name="T1460"> </text:span><text:span text:style-name="T1465">po dobu </text:span><text:span text:style-name="T1595">soustředění</text:span></text:p>
      <text:p text:style-name="P447"><text:span text:style-name="T1893">Po dobu </text:span><text:span text:style-name="T283">soustředění</text:span><text:span text:style-name="T1893"> můžeš </text:span><text:span text:style-name="T1392">jedn</text:span><text:span text:style-name="T1424">u</text:span><text:span text:style-name="T1392"> z s</text:span><text:span text:style-name="T1424">v</text:span><text:span text:style-name="T1392">ých paží </text:span><text:span text:style-name="T1424">nechat</text:span><text:span text:style-name="T1893"> </text:span><text:span text:style-name="T1392">r</text:span><text:span text:style-name="T1424">ůst nebo se zmenšovat</text:span><text:span text:style-name="T1893"> rychlostí zhruba 10 metrů za </text:span><text:span text:style-name="T1392">m</text:span><text:span text:style-name="T1536">inutu</text:span><text:span text:style-name="T1893">. Prodloužená paže je ohebná jako tělo hada. Jakmile se </text:span><text:span text:style-name="T283">soustředit</text:span><text:span text:style-name="T1893">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80">*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5">S</text:span><text:span text:style-name="T342">tejně jako obyčej</text:span><text:span text:style-name="T343">ný </text:span><text:span text:style-name="T1538">k</text:span><text:span text:style-name="T1540">ouř</text:span><text:span text:style-name="T396"> </text:span><text:span text:style-name="T397">vydrží, dokud ho nerozfouká vítr</text:span><text:span text:style-name="T342">.</text:span><text:span text:style-name="T922"> Při seslání můžeš </text:span><text:span text:style-name="T1475">u</text:span><text:span text:style-name="T1539">rčit</text:span><text:span text:style-name="T922">, jestli bude </text:span><text:span text:style-name="T1475">v</text:span><text:span text:style-name="T1542">lažný</text:span><text:span text:style-name="T922"> nebo teplý. </text:span><text:span text:style-name="T1475">T</text:span><text:span text:style-name="T1537">eplý omezuje </text:span><text:span text:style-name="T1609">infravidění</text:span><text:span text:style-name="T1537"> stejně jako normální zrak a je lehčí než vzduch, takže pomalu stoupá vzhůru. V</text:span><text:span text:style-name="T1542">lažný</text:span><text:span text:style-name="T1537"> se drží při zemi a </text:span><text:span text:style-name="T1609">infravidění </text:span><text:span text:style-name="T1537">neomezuje.</text:span><text:span text:style-name="T922"> </text:span><text:span text:style-name="T1475">N</text:span><text:span text:style-name="T1476">a krollův </text:span><text:span text:style-name="T1596">ultrasluch</text:span><text:span text:style-name="T1476"> </text:span><text:span text:style-name="T1541">dým </text:span><text:span text:style-name="T1537">nehledě na teplotu </text:span><text:span text:style-name="T1476">nemá vliv.</text:span><text:span text:style-name="T398"> Sebe a blízké okolí skryješ za jedno kolo, zaplnit velký sál nebo stodolu trvá zhruba minutu.</text:span></text:p>
      <text:h text:style-name="P609" text:outline-level="4"><text:bookmark-start text:name="__RefHeading___Toc17677_4252866283"/><text:soft-page-break/>Beranidlo <text:span text:style-name="T488">*Zelokvah*</text:span><text:bookmark-end text:name="__RefHeading___Toc17677_4252866283"/></text:h>
      <text:p text:style-name="P361"><text:span text:style-name="T281">Dosah:</text:span><text:span text:style-name="T1890"> </text:span><text:span text:style-name="T1390">k</text:span><text:span text:style-name="T1506">rátký</text:span><text:span text:style-name="T1890"><text:line-break/></text:span><text:span text:style-name="T281">Rozsah:</text:span><text:span text:style-name="T1890"> 1 cíl<text:line-break/></text:span><text:span text:style-name="T199">Útok:</text:span><text:span text:style-name="T335"> Duše + k6 proti </text:span><text:span text:style-name="T1445">Fyzičce</text:span><text:span text:style-name="T1933"><text:line-break/></text:span><text:span text:style-name="T281">Zranění:</text:span><text:span text:style-name="T1890"> </text:span><text:span text:style-name="T1387">6</text:span><text:span text:style-name="T1890">kz </text:span><text:span text:style-name="T1157">d</text:span><text:span text:style-name="T1158">rcením</text:span><text:span text:style-name="T1223">,</text:span><text:span text:style-name="T1890"> odečítá se Zbroj</text:span></text:p>
      <text:p text:style-name="P361"><text:span text:style-name="T1932">Do cíle narazí neviditelná síla </text:span><text:span text:style-name="T1444">jako rána beranidlem</text:span><text:span text:style-name="T1932">. Můžeš t</text:span><text:span text:style-name="T1444">a</text:span><text:span text:style-name="T1446">kto</text:span><text:span text:style-name="T1932">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4">a</text:span> Pán jeskyně hodil 2, celkem <text:span text:style-name="T2014">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3"> „</text:span><text:span text:style-name="T1646">N</text:span><text:span text:style-name="T2013">ebudu čekat, až se vzpamatuje. Utíkám!“</text:span></text:p>
      <text:p text:style-name="P414">/<text:span text:style-name="T485">* V podstatě </text:span><text:span text:style-name="T200">telekinetický úder</text:span><text:span text:style-name="T485"> ze svitku, jen líp popsanej */</text:span></text:p>
      <text:h text:style-name="P610" text:outline-level="4"><text:bookmark-start text:name="__RefHeading___Toc17679_4252866283"/><text:span text:style-name="T1896">Ohnivý oblouk *</text:span><text:span text:style-name="T1702">E</text:span><text:span text:style-name="T1708">š kešet</text:span><text:span text:style-name="T1981">*</text:span><text:bookmark-end text:name="__RefHeading___Toc17679_4252866283"/></text:h>
      <text:p text:style-name="P329"><text:span text:style-name="T269">Rozsah:</text:span><text:span text:style-name="T1867"> </text:span><text:span text:style-name="T1391">vše v </text:span><text:span text:style-name="T1571">kontaktní vzdálenosti</text:span><text:span text:style-name="T1391"> před tebou</text:span><text:span text:style-name="T1390"><text:line-break/></text:span><text:span text:style-name="T1573">Útok:</text:span><text:span text:style-name="T1388"> Duše + k6 proti F</text:span><text:span text:style-name="T1393">inese<text:line-break/></text:span><text:span text:style-name="T1572">Zranění:</text:span><text:span text:style-name="T1390"> </text:span><text:span text:style-name="T1387">7</text:span><text:span text:style-name="T1390">kz </text:span><text:span text:style-name="T475">ohněm</text:span><text:span text:style-name="T1393">,</text:span><text:span text:style-name="T1390"> odečítá se Zbroj</text:span></text:p>
      <text:p text:style-name="P316"><text:soft-page-break/>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86">*Ajin*</text:span><text:bookmark-end text:name="__RefHeading___Toc34385_2267831174"/></text:h>
      <text:p text:style-name="P446"><text:span text:style-name="T1593">Trvání:</text:span><text:span text:style-name="T1460"> </text:span><text:span text:style-name="T1465">po dobu </text:span><text:span text:style-name="T1595">soustředění</text:span></text:p>
      <text:p text:style-name="P446"><text:span text:style-name="T1951">Tímto kouzlem stvoříš neviditelné létající oko, kterým vidíš místo vlastníma očima. Vidí stejně dobře jako lidské, nevidí tedy po tmě. </text:span><text:span text:style-name="T1465">N</text:span><text:span text:style-name="T1951">ení vidět, ale je hmotné – nedostane se tedy skrz zavřené dveře či jiné překážky a pokud si ho někdo všimne, může ho zničit. Pohybuje se rychlostí chůze a můžeš se s ním </text:span><text:span text:style-name="T1520">vzdálit nejvýše na </text:span><text:span text:style-name="T1606">krátkou vzdálenost</text:span><text:span text:style-name="T1520"> od tebe</text:span><text:span text:style-name="T1951">. </text:span><text:span text:style-name="T1465">M</text:span><text:span text:style-name="T1951">á následující vlastnosti:</text:span></text:p>
      <text:list xml:id="list489277298" text:style-name="L20">
        <text:list-item>
          <text:p text:style-name="P729">Fyzička 1, Finesa 1, Duše -, 1 život</text:p>
        </text:list-item>
      </text:list>
      <text:p text:style-name="P448">/<text:span text:style-name="T1951">* </text:span><text:span text:style-name="T299">Oko</text:span><text:span text:style-name="T1951"> se mi líbí víc než </text:span><text:span text:style-name="T299">nahlížení</text:span><text:span text:style-name="T1951"> (podobně jako </text:span><text:span text:style-name="T299">dlouhá ruka</text:span><text:span text:style-name="T1951"> je lepší než </text:span><text:span text:style-name="T299">magické prsty</text:span><text:span text:style-name="T1951">) */</text:span></text:p>
      <text:h text:style-name="Heading_20_4" text:outline-level="4"><text:bookmark-start text:name="__RefHeading___Toc17685_4252866283"/>Magický štít *<text:span text:style-name="T1981">Kasum </text:span><text:span text:style-name="T1699">m</text:span><text:span text:style-name="T1708">agen</text:span>*<text:bookmark-end text:name="__RefHeading___Toc17685_4252866283"/></text:h>
      <text:p text:style-name="P329"><text:span text:style-name="T681">Dosah:</text:span><text:span text:style-name="T543"> </text:span><text:span text:style-name="T1241">s</text:span><text:span text:style-name="T1247">třední<text:line-break/></text:span><text:span text:style-name="T1619">Rozsah:</text:span><text:span text:style-name="T1247"> 1 cíl</text:span></text:p>
      <text:p text:style-name="P424"><text:span text:style-name="T543">K</text:span><text:span text:style-name="T643">olem </text:span><text:span text:style-name="T1303">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2002">Na Karu se řítí zlobr s Fyzičkou 6 a obřím kyjem se zraněním 5. Pán jeskyně hodil 4, zlobr má tedy celkem útok 10/+5. Kara se brání </text:span><text:span text:style-name="T2003">magickým š</text:span><text:span text:style-name="T2004">t</text:span><text:span text:style-name="T2003">ítem</text:span><text:span text:style-name="T2002">. Má Duši 3, Jana na kostce hodila 5 a počítá si +1 za </text:span><text:span text:style-name="T2003">plnou obranu</text:span><text:span text:style-name="T2002">, celkem má tedy 9. Zlobr ji přehodil o 1 a zranění má 5, Kara tedy čelí cel</text:span><text:soft-page-break/><text:span text:style-name="T2002">kovému zranění za 6. </text:span><text:span text:style-name="T1668">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69">jím</text:span><text:span text:style-name="T1668"> tedy bránit.<text:line-break/><text:tab/>Kdyby zlobrovi místo n</text:span><text:span text:style-name="T1670">í</text:span><text:span text:style-name="T1668"> čelil Gorondar a o</text:span><text:span text:style-name="T1671">na</text:span><text:span text:style-name="T1668"> by seslala </text:span><text:span text:style-name="T1676">magický štít</text:span><text:span text:style-name="T1668"> na něj, h</text:span><text:span text:style-name="T1672">odil</text:span><text:span text:style-name="T1668"> by si proti zlobrovi normálně </text:span><text:span text:style-name="T1676">na útok</text:span><text:span text:style-name="T1668"> a pokud by ho zlobr přehodil, od výsledného zranění by si odečetl 2 za svou těžkou zbroj, 1 za svůj štít a další 2 za Kařin </text:span><text:span text:style-name="T1676">magický štít</text:span><text:span text:style-name="T1668">.</text:span></text:p>
      <text:p text:style-name="Text_20_body"><text:span text:style-name="T1668">/</text:span><text:span text:style-name="T1673">* TODO: Odečítá se znova od každého přidaného zranění? */</text:span></text:p>
      <text:h text:style-name="P612" text:outline-level="4"><text:bookmark-start text:name="__RefHeading___Toc17687_4252866283"/><text:span text:style-name="T1982">Protoplazma *Makor </text:span><text:span text:style-name="T1709">r</text:span><text:span text:style-name="T1710">efeš</text:span><text:span text:style-name="T1982">*</text:span><text:bookmark-end text:name="__RefHeading___Toc17687_4252866283"/></text:h>
      <text:p text:style-name="P329"><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1616">Útok</text:span><text:span text:style-name="T685">:</text:span><text:span text:style-name="T549"> Duše + k6 proti Finese<text:line-break/></text:span><text:span text:style-name="T684">Trvání:</text:span><text:span text:style-name="T548"> několik minut</text:span></text:p>
      <text:p text:style-name="P291"><text:span text:style-name="T1235">Z </text:span><text:span text:style-name="T1246">tvých</text:span><text:span text:style-name="T608"> rukou vytrysknou proudy lepkavého slizu</text:span><text:span text:style-name="T615">. Jde jím uhasit oheň, častěji se ale používá na znehybnění cíle. </text:span><text:span text:style-name="T1259">Ú</text:span><text:span text:style-name="T615">činek </text:span><text:span text:style-name="T628">pak</text:span><text:span text:style-name="T615"> závisí na počtu úspěchů:</text:span></text:p>
      <text:list xml:id="list1143808984" text:style-name="L21">
        <text:list-item>
          <text:p text:style-name="P733">Za první úspěch <text:span text:style-name="T1881">bude</text:span> <text:span text:style-name="T193">zpomalen</text:span><text:span text:style-name="T277">ý</text:span></text:p>
        </text:list-item>
        <text:list-item>
          <text:p text:style-name="P733">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0"><text:span text:style-name="T1244">K</text:span><text:span text:style-name="T1243">dyž získáš tři úspěchy, bude</text:span><text:span text:style-name="T614"> zcela znehybněný</text:span></text:p>
        </text:list-item>
      </text:list>
      <text:p text:style-name="P298"><text:span text:style-name="T1617">P</text:span><text:span text:style-name="T1618">rotoplazma</text:span><text:span text:style-name="T1245"> má p</text:span><text:span text:style-name="T1321">odobný</text:span><text:span text:style-name="T1245"> účin</text:span><text:span text:style-name="T1304">e</text:span><text:span text:style-name="T1245">k jako paralýza, schopnosti a prostředky na odstranění paralýzy na ni ale nefungují. Zato je možné ji z</text:span><text:span text:style-name="T1305">a jedno kolo</text:span><text:span text:style-name="T1245"> setřít.</text:span></text:p>
      <text:h text:style-name="Heading_20_4" text:outline-level="4"><text:bookmark-start text:name="__RefHeading___Toc17689_4252866283"/>Světlo <text:span text:style-name="T496">*</text:span><text:span text:style-name="T1731">Ó</text:span><text:span text:style-name="T1733">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38">p</text:span><text:span text:style-name="T1239">o dobu </text:span><text:span text:style-name="T1615">soustředění</text:span></text:p>
      <text:p text:style-name="P297"><text:soft-page-break/><text:span text:style-name="T613">Předmět, kterého se dotkneš, bude </text:span><text:span text:style-name="T1240">p</text:span><text:span text:style-name="T1239">o dobu tvého </text:span><text:span text:style-name="T1615">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11">Hašáh</text:span>*<text:bookmark-end text:name="__RefHeading___Toc17691_4252866283"/></text:h>
      <text:p text:style-name="P329"><text:span text:style-name="T681">Dosah:</text:span><text:span text:style-name="T543"> </text:span><text:span text:style-name="T1234">k</text:span><text:span text:style-name="T1306">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5">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7">H</text:span><text:span text:style-name="T1658">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5">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0">6</text:span>kz <text:span text:style-name="T477">bleskem</text:span><text:span text:style-name="T1222">,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8">Modr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14"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0">5</text:span>kz <text:span text:style-name="T477">bleskem</text:span><text:span text:style-name="T1222">, odečítá se Zbroj</text:span></text:p>
      <text:p text:style-name="P278"><text:span text:style-name="T1201">Z tvých očí na určené cíle přeskočí </text:span><text:span text:style-name="T1200">zelený</text:span><text:span text:style-name="T1201"> výboj. </text:span><text:span text:style-name="T1188">Zelen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13"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19">š</text:span><text:span text:style-name="T1220">irion</text:span><text:span text:style-name="T1207">*</text:span><text:bookmark-end text:name="__RefHeading___Toc17697_4252866283"/></text:h>
      <text:p text:style-name="P329"><text:span text:style-name="T1192">Trvání:</text:span><text:span text:style-name="T1205"> několik minut</text:span></text:p>
      <text:p text:style-name="P282"><text:span text:style-name="T1205">Po seslání tohoto kouzla budeš </text:span><text:span text:style-name="T1211">m</text:span><text:span text:style-name="T1213">ít kolem sebe</text:span><text:span text:style-name="T1205"> neviditeln</text:span><text:span text:style-name="T1211">o</text:span><text:span text:style-name="T1212">u</text:span><text:span text:style-name="T1205"> magick</text:span><text:span text:style-name="T1206">ou zbroj</text:span><text:span text:style-name="T1205">. </text:span><text:span text:style-name="T1212">Chrání před stejnými druhy zranění a stejně dobře jako obyčejná lehká zbroj – snižuje tedy zranění o 1</text:span><text:span text:style-name="T1205">. </text:span><text:span text:style-name="T1208">S případnou oblečenou zbrojí se nesčítá.</text:span></text:p>
      <text:h text:style-name="P519" text:outline-level="3"><text:bookmark-start text:name="__RefHeading___Toc17498_3085950545"/>Pokročilá kouzla<text:bookmark-end text:name="__RefHeading___Toc17498_3085950545"/></text:h>
      <text:p text:style-name="P413">Pokročilá kouzla se můžeš učit od třetí úrovně.</text:p>
      <text:list xml:id="list750676647" text:style-name="L22">
        <text:list-item>
          <text:p text:style-name="P726">Detekční runy</text:p>
        </text:list-item>
        <text:list-item>
          <text:p text:style-name="P726">Třpytivá zář</text:p>
        </text:list-item>
        <text:list-item>
          <text:p text:style-name="P726"><text:soft-page-break/>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Stěna ticha</text:p>
        </text:list-item>
        <text:list-item>
          <text:p text:style-name="P726">Protikouzlo</text:p>
        </text:list-item>
        <text:list-item>
          <text:p text:style-name="P726"><text:soft-page-break/>Zlom kouzl<text:span text:style-name="T2016">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3">*</text:span><text:span text:style-name="T1996">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1">několik detekčních run a je</text:span><text:span text:style-name="T1500">d</text:span><text:span text:style-name="T1471">nu signální runu. Detekční runy se kreslí obvykle na nějaký průchod, třeba na stěny chodby, na futra dveří nebo na dva stromy. Signální runa se </text:span><text:span text:style-name="T1472">nejčastěji</text:span><text:span text:style-name="T1471">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8">ignální</text:span><text:span text:style-name="T1471"> runu, může na ni </text:span><text:span text:style-name="T1473">ale </text:span><text:span text:style-name="T1471">být napojený libovolný počet detekčních run.</text:span></text:p>
      <text:p text:style-name="P412"><text:span text:style-name="T1471">/</text:span><text:span text:style-name="T147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3">*Misanver lehavah*</text:span><text:bookmark-end text:name="__RefHeading___Toc17701_4252866283"/></text:h>
      <text:p text:style-name="P415"><text:span text:style-name="T254">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78">Všude v</text:span><text:span text:style-name="T1997"> </text:span><text:span text:style-name="T308">krátké vzdálenosti</text:span><text:span text:style-name="T1997"> kolem tebe probl</text:span><text:span text:style-name="T1478">eskne</text:span><text:span text:style-name="T1997"> </text:span><text:span text:style-name="T1478">oslepující záře.</text:span>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3">*Palat*</text:span><text:bookmark-end text:name="__RefHeading___Toc17703_4252866283"/></text:h>
      <text:p text:style-name="P337"><text:span text:style-name="T269">Rozsah:</text:span><text:span text:style-name="T386"> </text:span><text:span text:style-name="T387">jeden předmět</text:span></text:p>
      <text:p text:style-name="P457"><text:span text:style-name="T2019">Abys mohl použít toto kouzlo, musíš nejprve nějaký předmět opatřit značkou – můžeš ji na něj vyrýt, nakreslit a podobně. Při sesílání kouzla </text:span><text:span text:style-name="T316">přines</text:span><text:span text:style-name="T2019"> potom tuto značku načrtneš do vzduchu a označený předmět se ti přemístí do ruky nehledě na vzdálenost.</text:span></text:p>
      <text:h text:style-name="Heading_20_4" text:outline-level="4"><text:bookmark-start text:name="__RefHeading___Toc17707_4252866283"/>Pamatuj <text:span text:style-name="T1984">*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1">*/</text:span></text:p>
      <text:h text:style-name="P615" text:outline-level="4"><text:bookmark-start text:name="__RefHeading___Toc17709_4252866283"/>Zapomeň <text:span text:style-name="T1985">*Šakhah*</text:span><text:bookmark-end text:name="__RefHeading___Toc17709_4252866283"/></text:h>
      <text:p text:style-name="P404"><text:span text:style-name="T681">Dosah:</text:span><text:span text:style-name="T543"> </text:span><text:span text:style-name="T1234">k</text:span><text:span text:style-name="T1307">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8">h</text:span><text:span text:style-name="T1309">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6">říklad:</text:span></text:p>
      <text:p text:style-name="Example">Postavám se podařilo proplížit do trů<text:span text:style-name="T2006">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0">z</text:span><text:span text:style-name="T1311">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5">zlom kouzl</text:span><text:span text:style-name="T1607">o</text:span><text:span text:style-name="T828">.</text:span></text:p>
      <text:h text:style-name="P616"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29">N</text:span><text:span text:style-name="T822">a všechny kolem </text:span><text:span text:style-name="T850">padne</text:span><text:span text:style-name="T822"> ospalost. Účinek záleží na tom, co zrovna dělají – když něco fyzicky náročného, únavu </text:span><text:span text:style-name="T1322">s</text:span><text:span text:style-name="T1323">etřesou</text:span><text:span text:style-name="T822">. Když jsou ale třeba na hlídce, odpočívají, nebo dělají něco jiného, u čeho se dá </text:span><text:span text:style-name="T1322">s</text:span><text:span text:style-name="T1324">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86">*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3">Trvání:</text:span><text:span text:style-name="T1460"> </text:span><text:span text:style-name="T1465">po dobu </text:span><text:span text:style-name="T1595">soustředění</text:span></text:p>
      <text:p text:style-name="P389"><text:span text:style-name="T1465">T</text:span><text:span text:style-name="T1518">vůj hlas se bude rozléhat všude v </text:span><text:span text:style-name="T1605">dlouhé vzdálenosti kolem</text:span><text:span text:style-name="T1518"> tebe </text:span><text:span text:style-name="T1519">a nepůjde poznat, ze kterého směru přichází.</text:span></text:p>
      <text:h text:style-name="P618" text:outline-level="4"><text:bookmark-start text:name="__RefHeading___Toc17719_4252866283"/>Ochrana před <text:span text:style-name="T1950">projektily</text:span> <text:span text:style-name="T1949">*Haganah týl*</text:span><text:bookmark-end text:name="__RefHeading___Toc17719_4252866283"/></text:h>
      <text:p text:style-name="P384"><text:span text:style-name="T281">Rozsah:</text:span><text:span text:style-name="T1890"> v</text:span><text:span text:style-name="T1457">šichni v kontaktní vzdálenosti od tebe<text:line-break/></text:span><text:span text:style-name="T1593">Trvání:</text:span><text:span text:style-name="T1460"> několik minut</text:span></text:p>
      <text:p text:style-name="P383"><text:soft-page-break/><text:span text:style-name="T1557">Ochrana před šípy</text:span><text:span text:style-name="T1341"> kolem tebe a tvého blízkého okolí vytvoří neviditelnou bariéru, která </text:span><text:span text:style-name="T1459">odkloní</text:span><text:span text:style-name="T1341"> veškeré útok</text:span><text:span text:style-name="T1458">y</text:span><text:span text:style-name="T1341"> z dálky. Jakékoliv projektily vystřelené z větší než </text:span><text:span text:style-name="T1557">krátké vzdálenosti</text:span><text:span text:style-name="T1341"> bezpečně minou chráněnou oblast. </text:span><text:span text:style-name="T1458">Útoky vedené z </text:span><text:span text:style-name="T1592">krátké vzdálenosti</text:span><text:span text:style-name="T1458"> nebo </text:span><text:span text:style-name="T1463">projektily</text:span><text:span text:style-name="T1458"> těží než šíp (například </text:span><text:span text:style-name="T1463">oštěp nebo</text:span><text:span text:style-name="T1458"> </text:span><text:span text:style-name="T1463">střelu</text:span><text:span text:style-name="T1458"> z balisty) ale odklonit nedokáže. </text:span><text:span text:style-name="T1464">O</text:span><text:span text:style-name="T1461">dkloní </text:span><text:span text:style-name="T1464">také</text:span><text:span text:style-name="T1461"> </text:span><text:span text:style-name="T1462">projektily vytvořené kouzlem</text:span><text:span text:style-name="T1461">, například </text:span><text:span text:style-name="T1594">ohnivou kouli</text:span><text:span text:style-name="T1461"> nebo </text:span><text:span text:style-name="T1594">ledovou dýku</text:span><text:span text:style-name="T1461">, ale nikoliv blesky, duševní útoky a podobně.</text:span></text:p>
      <text:h text:style-name="Heading_20_4" text:outline-level="4"><text:bookmark-start text:name="__RefHeading___Toc17721_4252866283"/>Rozžhavení <text:span text:style-name="T1987">*Lahat*</text:span><text:bookmark-end text:name="__RefHeading___Toc17721_4252866283"/></text:h>
      <text:p text:style-name="P369"><text:span text:style-name="T281">Dosah:</text:span><text:span text:style-name="T1890"> </text:span><text:span text:style-name="T1390">k</text:span><text:span text:style-name="T1452">rátká vzdálenost</text:span><text:span text:style-name="T1890"><text:line-break/></text:span><text:span text:style-name="T281">Rozsah:</text:span><text:span text:style-name="T1890"> </text:span><text:span text:style-name="T1390">1 </text:span><text:span text:style-name="T1451">k</text:span><text:span text:style-name="T1452">ovový předmět<text:line-break/></text:span><text:span text:style-name="T1588">Zranění:</text:span><text:span text:style-name="T1452"> 3kz </text:span><text:span text:style-name="T475">ohněm</text:span><text:span text:style-name="T1452"> každé kolo </text:span><text:span text:style-name="T1521">po 3 kola</text:span><text:span text:style-name="T1452"> (neodečítá se zbroj)</text:span></text:p>
      <text:p text:style-name="P369"><text:span text:style-name="T1452">Toto kouzlo rozžhaví jeden kovový předmět, například zbraň nebo těžkou zbroj. Ten, kdo </text:span><text:span text:style-name="T1453">jej</text:span><text:span text:style-name="T1452"> má oblečený, nebo ho drží, bude každé kolo čelit zranění 3kz </text:span><text:span text:style-name="T475">ohněm</text:span><text:span text:style-name="T1452">. Předmět vydrží rozžhavený t</text:span><text:span text:style-name="T1521">ři kola</text:span><text:span text:style-name="T1452">, pak postupně zchladne. </text:span><text:span text:style-name="T1589">R</text:span><text:span text:style-name="T1590">ozžhavení</text:span><text:span text:style-name="T1454"> se </text:span><text:span text:style-name="T1453">také hod</text:span><text:span text:style-name="T1454">í</text:span><text:span text:style-name="T1453">, když si chceš ráno uvařit čaj, </text:span><text:span text:style-name="T1455">nebo když se chceš zahřát</text:span><text:span text:style-name="T1453">.</text:span></text:p>
      <text:h text:style-name="P619" text:outline-level="4"><text:bookmark-start text:name="__RefHeading___Toc17723_4252866283"/>Chůze po hladině <text:span text:style-name="T1930">*</text:span><text:span text:style-name="T1712">H</text:span><text:span text:style-name="T1713">alijkah šetah</text:span><text:span text:style-name="T1930">*</text:span><text:bookmark-end text:name="__RefHeading___Toc17723_4252866283"/></text:h>
      <text:p text:style-name="P368"><text:span text:style-name="T281">Dosah:</text:span><text:span text:style-name="T1890"> </text:span><text:span text:style-name="T1390">d</text:span><text:span text:style-name="T1447">o</text:span><text:span text:style-name="T1451">tyk</text:span><text:span text:style-name="T1940"><text:line-break/></text:span><text:span text:style-name="T281">Rozsah:</text:span><text:span text:style-name="T1890"> </text:span><text:span text:style-name="T1390">1 </text:span><text:span text:style-name="T1451">tvor</text:span><text:span text:style-name="T1447"><text:line-break/></text:span><text:span text:style-name="T1626">Trvání:</text:span><text:span text:style-name="T1255"> </text:span><text:span text:style-name="T1248">n</text:span><text:span text:style-name="T1272">ěkolik minut</text:span></text:p>
      <text:p text:style-name="P368"><text:span text:style-name="T1272">C</text:span><text:span text:style-name="T1283">íl bude moci chodit i běhat po hladině tekoucí i stojaté vody či jiné tekutiny.</text:span></text:p>
      <text:h text:style-name="Heading_20_4" text:outline-level="4"><text:bookmark-start text:name="__RefHeading___Toc17725_4252866283"/><text:soft-page-break/>Paralýza <text:span text:style-name="T1919">*</text:span><text:span text:style-name="T1705">Š</text:span><text:span text:style-name="T1713">ituk</text:span><text:span text:style-name="T1919">*</text:span><text:bookmark-end text:name="__RefHeading___Toc17725_4252866283"/></text:h>
      <text:p text:style-name="P326"><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4">P</text:span><text:span text:style-name="T1632">aralýza</text:span><text:span text:style-name="T631"> se pokusí znehybnit cíl, na který ukážeš.</text:span><text:span text:style-name="T615"> </text:span><text:span text:style-name="T1259">Ú</text:span><text:span text:style-name="T615">činek závisí na počtu úspěchů:</text:span></text:p>
      <text:list xml:id="list140328985599594" text:continue-list="list1143808984" text:style-name="L21">
        <text:list-item>
          <text:p text:style-name="P734">Za první úspěch <text:span text:style-name="T1881">bude</text:span> <text:span text:style-name="T193">zpomalen</text:span><text:span text:style-name="T277">ý</text:span></text:p>
        </text:list-item>
        <text:list-item>
          <text:p text:style-name="P734">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1"><text:span text:style-name="T1244">K</text:span><text:span text:style-name="T1243">dyž získáš tři úspěchy, bude</text:span><text:span text:style-name="T614"> zcela znehybněný</text:span></text:p>
        </text:list-item>
      </text:list>
      <text:p text:style-name="P326"><text:span text:style-name="T1259">E</text:span><text:span text:style-name="T1325">fekt</text:span><text:span text:style-name="T1245"> </text:span><text:span text:style-name="T1263">je možné předčasně zrušit všemi </text:span><text:span text:style-name="T1245">prostředky na odstranění paralýzy.</text:span></text:p>
      <text:p text:style-name="P326"><text:span text:style-name="T1245">/</text:span><text:span text:style-name="T1264">* Dělá to v zásadě to samé jako </text:span><text:span text:style-name="T1625">protoplazma</text:span><text:span text:style-name="T1264">, ale to je asi ok. </text:span><text:span text:style-name="T1625">Paralýza</text:span><text:span text:style-name="T1264"> útočí na jiný stat (Fyzička místo Finesy), nedá se z cíle setřít, působí na ni prostředky proti paralýze a každé kouzlo jde navíc seslat jen jednou, takže takhle může kouzelník znehybnit dva cíle (jeden </text:span><text:span text:style-name="T1625">protoplazmou</text:span><text:span text:style-name="T1264">, druhej </text:span><text:span text:style-name="T1625">paralýzou</text:span><text:span text:style-name="T1264">) */</text:span></text:p>
      <text:p text:style-name="P346"><text:span text:style-name="T1264">/</text:span><text:span text:style-name="T1226">* Nakonec to bude </text:span><text:span text:style-name="T1612">paralýza</text:span><text:span text:style-name="T1226"> a ne </text:span><text:span text:style-name="T1612">paralytický výboj</text:span><text:span text:style-name="T1226">, protože ten by vedl k otázce, proč neparalyzují všechny blesky. */</text:span></text:p>
      <text:h text:style-name="P620" text:outline-level="4"><text:bookmark-start text:name="__RefHeading___Toc17727_4252866283"/>Ledová tříšť<text:span text:style-name="T1896"> *</text:span><text:span text:style-name="T1702">K</text:span><text:span text:style-name="T1714">erach ketim</text:span><text:span text:style-name="T1896">*</text:span><text:bookmark-end text:name="__RefHeading___Toc17727_4252866283"/></text:h>
      <text:p text:style-name="P455">/<text:span text:style-name="T2017">* Shards of Ice */</text:span></text:p>
      <text:p text:style-name="P454"><text:soft-page-break/><text:span text:style-name="T281">Dosah:</text:span><text:span text:style-name="T407"> </text:span><text:span text:style-name="T1522">s</text:span><text:span text:style-name="T1523">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0">sečné</text:span><text:span text:style-name="T400">)</text:span><text:span text:style-name="T1223">, odečítá se Zbroj</text:span></text:p>
      <text:p text:style-name="P425"><text:span text:style-name="T366">P</text:span><text:span text:style-name="T403">řed tebou se zhmotní ostré ledové úlomky, vyletí </text:span><text:span text:style-name="T1489">s</text:span><text:span text:style-name="T1490">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88">*Sapar*</text:span><text:bookmark-end text:name="__RefHeading___Toc15991_3179902864"/></text:h>
      <text:p text:style-name="P434"><text:span text:style-name="T704">Dosah: </text:span><text:span text:style-name="T1390">d</text:span><text:span text:style-name="T1447">o</text:span><text:span text:style-name="T1450">tyk</text:span><text:span text:style-name="T1447"><text:line-break/></text:span><text:span text:style-name="T1628">R</text:span><text:span text:style-name="T1629">ozsah</text:span><text:span text:style-name="T701">:</text:span><text:span text:style-name="T817"> 1 </text:span><text:span text:style-name="T1281">o</text:span><text:span text:style-name="T1282">soba</text:span></text:p>
      <text:p text:style-name="P367"><text:span text:style-name="T569">Toto </text:span><text:span text:style-name="T1279">j</text:span><text:span text:style-name="T1280">ednoduché</text:span><text:span text:style-name="T569">, ale velice užitečné kouzlo zajistí kompletní očistu jako po kvalitní lázni.</text:span></text:p>
      <text:h text:style-name="P622" text:outline-level="4"><text:bookmark-start text:name="__RefHeading___Toc17733_4252866283"/>Přelud <text:span text:style-name="T1988">*Ašlajah*</text:span><text:bookmark-end text:name="__RefHeading___Toc17733_4252866283"/></text:h>
      <text:p text:style-name="P364"><text:span text:style-name="T281">Dosah:</text:span><text:span text:style-name="T1890"> </text:span><text:span text:style-name="T1390">d</text:span><text:span text:style-name="T1447">louhý</text:span><text:span text:style-name="T1890"><text:line-break/></text:span><text:span text:style-name="T281">Rozsah:</text:span><text:span text:style-name="T1890"> </text:span><text:span text:style-name="T1390">o</text:span><text:span text:style-name="T1449">blast v krátké vzdálenosti od cílového místa</text:span><text:span text:style-name="T1447"><text:line-break/></text:span><text:span text:style-name="T1626">Trvání:</text:span><text:span text:style-name="T1255"> </text:span><text:span text:style-name="T1248">n</text:span><text:span text:style-name="T1272">ěkolik minut</text:span></text:p>
      <text:p text:style-name="P365"><text:span text:style-name="T1272">Tímto kouzlem můžeš stvořit iluzi nějaké sc</text:span><text:span text:style-name="T1326">e</text:span><text:span text:style-name="T1272">nérie. M</text:span><text:span text:style-name="T1276">ůže</text:span><text:span text:style-name="T1326">š</text:span><text:span text:style-name="T1276"> stvořit něco zcela nového nebo</text:span><text:span text:style-name="T1272"> p</text:span><text:span text:style-name="T1276">ozměnit</text:span><text:span text:style-name="T1272"> něco existujícího, třeba skrýt bránu v hradbách nebo vstup do podzemí. </text:span><text:span text:style-name="T1277">Může v ní být něco pohyblivého, třeba tekoucí voda, ale musí se to po celou dobu trvání hýbat stejně.</text:span><text:span text:style-name="T1272"> </text:span><text:span text:style-name="T1266">Kouzlo s</text:span><text:span text:style-name="T1275">tvoří</text:span><text:span text:style-name="T1266"> pouze </text:span><text:span text:style-name="T1312">nehmotný</text:span><text:span text:style-name="T1266"> o</text:span><text:span text:style-name="T1312">braz </text:span><text:span text:style-name="T1313">bez zvuků a zápachu</text:span><text:span text:style-name="T1266">.</text:span><text:span text:style-name="T1272"> </text:span><text:span text:style-name="T1273">O</text:span><text:span text:style-name="T1326">bsah</text:span><text:span text:style-name="T1273"> si nemůžeš jen tak vymyslet, musíš ho poskládat z něčeho, na co </text:span><text:span text:style-name="T1278">se</text:span><text:span text:style-name="T1273"> při seslání díváš. </text:span><text:span text:style-name="T1314">Můžeš třeba z jednoho stromu udělat celý les, ale nemůžeš vytvořit přelud lesa, když nevidíš žádný strom.</text:span><text:span text:style-name="T1273"> P</text:span><text:span text:style-name="T1314">rvky ale můžeš</text:span><text:span text:style-name="T1274"> vzít z nějakého kvalitního vyobrazení</text:span><text:span text:style-name="T1273"> – je tedy užitečné umět malovat, nebo pár vhodných obrazů nosit s sebou.</text:span></text:p>
      <text:h text:style-name="P623" text:outline-level="4"><text:bookmark-start text:name="__RefHeading___Toc17735_4252866283"/><text:soft-page-break/>Přenos zvuku <text:span text:style-name="T1937">*Hávarah kol*</text:span><text:bookmark-end text:name="__RefHeading___Toc17735_4252866283"/></text:h>
      <text:p text:style-name="P362"><text:span text:style-name="T281">Dosah:</text:span><text:span text:style-name="T1890"> </text:span><text:span text:style-name="T1390">d</text:span><text:span text:style-name="T1447">louhý</text:span><text:span text:style-name="T1890"><text:line-break/></text:span><text:span text:style-name="T281">Rozsah:</text:span><text:span text:style-name="T1890"> 1 </text:span><text:span text:style-name="T1447">zdroj zvuku<text:line-break/></text:span><text:span text:style-name="T1626">Trvání:</text:span><text:span text:style-name="T1255"> </text:span><text:span text:style-name="T1248">p</text:span><text:span text:style-name="T1249">o dobu </text:span><text:span text:style-name="T1620">s</text:span><text:span text:style-name="T1623">oustředění</text:span></text:p>
      <text:p text:style-name="P362"><text:span text:style-name="T1936">Zvuky, které vydává určený cíl, budou po dobu tvého </text:span><text:span text:style-name="T296">soustředění</text:span><text:span text:style-name="T1936"> slyšet také na </text:span><text:span text:style-name="T1447">jiném místě v dosahu kouzla</text:span><text:span text:style-name="T1936">. Můžeš takto například někoho odposlouchávat, nebo třeba někomu z dálky šeptat do ucha</text:span><text:span text:style-name="T1447">. </text:span><text:span text:style-name="T1448">Na zvuku samotném nemůžeš nic měnit, můžeš ale l</text:span><text:span text:style-name="T1447">ibovolně pohybovat</text:span><text:span text:style-name="T1448"> s místem, odkud jej necháváš vycházet.</text:span></text:p>
      <text:h text:style-name="P621" text:outline-level="4"><text:bookmark-start text:name="__RefHeading___Toc17737_4252866283"/>Bílá střela<text:span text:style-name="T1896"> *Lavan týl*</text:span><text:bookmark-end text:name="__RefHeading___Toc17737_4252866283"/></text:h>
      <text:p text:style-name="P329"><text:span text:style-name="T281">Dosah:</text:span><text:span text:style-name="T1890"> </text:span><text:span text:style-name="T1479">krátký</text:span><text:span text:style-name="T1890"><text:line-break/></text:span><text:span text:style-name="T281">Rozsah:</text:span><text:span text:style-name="T1890"> 1 </text:span><text:span text:style-name="T1390">m</text:span><text:span text:style-name="T1389">agický tvor</text:span><text:span text:style-name="T1890"><text:line-break/></text:span><text:span text:style-name="T199">Útok:</text:span><text:span text:style-name="T335"> Duše + k6 proti </text:span><text:span text:style-name="T1388">D</text:span><text:span text:style-name="T1389">uši</text:span><text:span text:style-name="T1891"><text:line-break/></text:span><text:span text:style-name="T281">Zranění:</text:span><text:span text:style-name="T1890"> </text:span><text:span text:style-name="T1387">8</text:span><text:span text:style-name="T1890">kz (</text:span><text:span text:style-name="T1747">d</text:span><text:span text:style-name="T1748">uševní</text:span><text:span text:style-name="T1890">)</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7">itel</text:span>né *<text:span text:style-name="T1989">Matza</text:span> <text:span text:style-name="T1700">i</text:span><text:span text:style-name="T1715">j ryjut</text:span>*<text:bookmark-end text:name="__RefHeading___Toc17739_4252866283"/></text:h>
      <text:p text:style-name="P329"><text:span text:style-name="T690">Trvání:</text:span><text:span text:style-name="T573"> </text:span><text:span text:style-name="T1248">p</text:span><text:span text:style-name="T1249">o dobu </text:span><text:span text:style-name="T1620">s</text:span><text:span text:style-name="T1623">oustředění</text:span></text:p>
      <text:p text:style-name="P359"><text:span text:style-name="T1255">D</text:span><text:span text:style-name="T1256">okud se budeš </text:span><text:span text:style-name="T1622">soustředit</text:span><text:span text:style-name="T1256">,</text:span><text:span text:style-name="T580"> uvidí</text:span><text:span text:style-name="T624">š </text:span><text:span text:style-name="T625">všechny</text:span><text:span text:style-name="T580"> neviditelné tvory a předměty. Sem patří </text:span><text:span text:style-name="T1257">t</text:span><text:span text:style-name="T1258">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7">a </text:span><text:span text:style-name="T1265">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700">R</text:span><text:span text:style-name="T1715">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3">L</text:span><text:span text:style-name="T1614">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2">u</text:span><text:span text:style-name="T1693">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6">normálně spadne</text:span><text:span text:style-name="T1131">.</text:span></text:p>
      <text:h text:style-name="Heading_20_4" text:outline-level="4"><text:bookmark-start text:name="__RefHeading___Toc17743_4252866283"/>Návrat *<text:span text:style-name="T1730">Hašavah</text:span>*<text:bookmark-end text:name="__RefHeading___Toc17743_4252866283"/></text:h>
      <text:p text:style-name="P329"><text:span text:style-name="T681">Dosah:</text:span><text:span text:style-name="T543"> </text:span><text:span text:style-name="T1231">d</text:span><text:span text:style-name="T1232">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2">j</text:span><text:span text:style-name="T1237">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2">N</text:span><text:span text:style-name="T604">ic nesmí bránit tomu, aby se tam </text:span><text:span text:style-name="T1232">d</text:span><text:span text:style-name="T1233">otyčný</text:span><text:span text:style-name="T604"> vrátil a bezpečně tam setrval. </text:span><text:span text:style-name="T698">Návrat</text:span><text:span text:style-name="T547"> tedy </text:span><text:span text:style-name="T1231">n</text:span><text:span text:style-name="T1232">epůjde seslat</text:span><text:span text:style-name="T547">, například když:</text:span></text:p>
      <text:list xml:id="list485952535" text:style-name="L23">
        <text:list-item>
          <text:p text:style-name="P738">Cílové místo bylo na lodi a ta mezitím odplula</text:p>
        </text:list-item>
        <text:list-item>
          <text:p text:style-name="P737"><text:span text:style-name="T1231">N</text:span><text:span text:style-name="T1232">ěkdo tam</text:span><text:span text:style-name="T547"> teď stojí</text:span></text:p>
        </text:list-item>
        <text:list-item>
          <text:p text:style-name="P738">Někdo tam do země udělal díru</text:p>
        </text:list-item>
      </text:list>
      <text:p text:style-name="P293"><text:span text:style-name="T1355">P</text:span><text:span text:style-name="T1877">ředměty, které má dotyčný na sobě nebo u sebe, </text:span><text:span text:style-name="T1355">se přenesou spolu s ním, pouze p</text:span><text:span text:style-name="T1491">okud</text:span><text:span text:style-name="T1355"> je měl i v době, kdy jsi ho tam viděl. Pokud tedy má teď něco, co v té době neměl, popadá to na zem. Když mu něco chybí, seslání kouzla to nebrání, ale na cílovém místě se to neobjeví.</text:span></text:p>
      <text:p text:style-name="P16"><text:soft-page-break/><text:span text:style-name="T1645">P</text:span><text:span text:style-name="T1644">říklad:</text:span></text:p>
      <text:p text:style-name="P499">Gorondar <text:span text:style-name="T1879">padl</text:span> do zajetí skřetů, Kaře se ho ale podařilo na<text:span text:style-name="T1694">j</text:span><text:span text:style-name="T1695">ít</text:span>.</text:p>
      <text:p text:style-name="P499"><text:span text:style-name="T1685">Pán jeskyně:</text:span><text:span text:style-name="T1681"> „Gorondar je celý pevně omotaný pevným provazem. V puse </text:span><text:span text:style-name="T1682">má </text:span><text:span text:style-name="T1681">roubík.“</text:span></text:p>
      <text:p text:style-name="P499"><text:span text:style-name="T1684">Jana:</text:span><text:span text:style-name="T1677"> „Rozvazovat se těmi provazy nehodlám. </text:span><text:span text:style-name="T1683">Ř</text:span><text:span text:style-name="T1681">eknu </text:span><text:span text:style-name="T1688">‚</text:span><text:span text:style-name="T1691">Chazarah!</text:span><text:span text:style-name="T1688">‘</text:span><text:span text:style-name="T1681"> a přemístím ho </text:span><text:span text:style-name="T1683">do tábora, tam jsem ho dneska viděla</text:span><text:span text:style-name="T1681">.“</text:span></text:p>
      <text:p text:style-name="P499"><text:span text:style-name="T1685">Pán jeskyně:</text:span><text:span text:style-name="T1681"> „Dobře. Gorondar tedy zmizel a provazy, kterými byl svázán, popadaly na zem. Někdo tě ale zřejmě slyšel kouzlit, z chodby se ozývá křik.“</text:span></text:p>
      <text:p text:style-name="P289">/<text:span text:style-name="T1853">* Dotyk je asi nejlepší nedisociované řešení teleportace nesouhlasících cílů. */</text:span></text:p>
      <text:h text:style-name="Heading_20_4" text:outline-level="4"><text:bookmark-start text:name="__RefHeading___Toc17745_4252866283"/><text:span text:style-name="T1696">Stěna ticha</text:span> *<text:span text:style-name="T1715">Šeket</text:span><text:span text:style-name="T1989">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274"><text:line-break/>Trvání:</text:span><text:span text:style-name="T1872"> </text:span><text:span text:style-name="T1342">n</text:span><text:span text:style-name="T1373">ěkolik minut</text:span></text:p>
      <text:p text:style-name="P294"><text:span text:style-name="T1363">Skrz </text:span><text:span text:style-name="T1564">stěnu ticha</text:span><text:span text:style-name="T1363"> neprojdou žádné zvuky. </text:span><text:span text:style-name="T1880">Při jejím sesílání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3">e</text:span><text:span text:style-name="T1364"> </text:span><text:span text:style-name="T1566">s</text:span><text:span text:style-name="T1568">třední</text:span><text:span text:style-name="T1566"> vzdálenosti</text:span><text:span text:style-name="T1364"> od tebe</text:span><text:span text:style-name="T1362">.</text:span></text:p>
      <text:h text:style-name="P625" text:outline-level="4"><text:bookmark-start text:name="__RefHeading___Toc17747_4252866283"/>Protikouzlo<text:span text:style-name="T1896"> *Neged </text:span><text:span text:style-name="T1716">kišuf</text:span><text:span text:style-name="T1896">*</text:span><text:bookmark-end text:name="__RefHeading___Toc17747_4252866283"/></text:h>
      <text:p text:style-name="P329"><text:span text:style-name="T271">Dosah:</text:span><text:span text:style-name="T1873"> slyšitelnost<text:line-break/></text:span><text:span text:style-name="T271">Rozsah:</text:span><text:span text:style-name="T1873"> 1 </text:span><text:span text:style-name="T1343">osoba<text:line-break/></text:span><text:span text:style-name="T1559">Útok:</text:span><text:span text:style-name="T1344"> Duše + k6</text:span></text:p>
      <text:p text:style-name="P280"><text:span text:style-name="T1558">Protikouzlem</text:span><text:span text:style-name="T1343"> můžeš někomu zmařit sesílání kouzla. </text:span><text:span text:style-name="T1345">Nemusíš </text:span><text:span text:style-name="T1346">ho</text:span><text:span text:style-name="T1345"> vidět, stačí, když slyšíš jeho zaklínací formuli. </text:span><text:span text:style-name="T149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5">o</text:span> *<text:span text:style-name="T1990">Šavar</text:span><text:span text:style-name="T1701"> </text:span><text:span text:style-name="T1716">kišuf</text:span>*<text:bookmark-end text:name="__RefHeading___Toc17749_4252866283"/></text:h>
      <text:p text:style-name="P451"><text:span text:style-name="T1631">R</text:span><text:span text:style-name="T1638">ozsah</text:span><text:span text:style-name="T1631">:</text:span><text:span text:style-name="T1288"> </text:span><text:span text:style-name="T1334">všude ve</text:span><text:span text:style-name="T1288"> </text:span><text:span text:style-name="T1639">střední </text:span><text:span text:style-name="T1638">vzdálenosti</text:span><text:span text:style-name="T1334"> kolem tebe</text:span></text:p>
      <text:p text:style-name="P451"><text:span text:style-name="T1631">Z</text:span><text:span text:style-name="T1638">lom</text:span><text:span text:style-name="T1631"> kouzlo</text:span><text:span text:style-name="T1288"> </text:span><text:span text:style-name="T1289">ukončí</text:span><text:span text:style-name="T1288"> působení jakéhokoliv kouzla s dlouhodobým účinkem, musíš ale znát </text:span><text:span text:style-name="T1333">sesílací formuli</text:span><text:span text:style-name="T1288"> rušeného kouzla a </text:span><text:span text:style-name="T1333">při lámání ji</text:span><text:span text:style-name="T1288"> vyslovit.</text:span></text:p>
      <text:h text:style-name="P626"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4">, odečítá se Zbroj</text:span></text:p>
      <text:p text:style-name="P279"><text:span text:style-name="T1201">Z tvých očí na určené cíle přeskočí </text:span><text:span text:style-name="T1200">fialový</text:span><text:span text:style-name="T1201"> výboj. </text:span><text:span text:style-name="T1188">Fialov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28" text:outline-level="4"><text:bookmark-start text:name="__RefHeading___Toc17753_4252866283"/>Žlutý blesk *Cahov bárak*<text:bookmark-end text:name="__RefHeading___Toc17753_4252866283"/></text:h>
      <text:p text:style-name="P330"><text:span text:style-name="T1188">Dosah:</text:span><text:span text:style-name="T1194"> </text:span><text:span text:style-name="T1197">střední</text:span><text:span text:style-name="T1188"><text:line-break/>Rozsah:</text:span><text:span text:style-name="T1194"> </text:span><text:span text:style-name="T1199">1-</text:span><text:span text:style-name="T1198">4</text:span><text:span text:style-name="T1194"> cíle</text:span><text:span text:style-name="T1188"><text:line-break/></text:span><text:span text:style-name="T1189">Útok:</text:span><text:span text:style-name="T1195"> Duše + k6 proti F</text:span><text:span text:style-name="T1196">yzičce</text:span><text:span text:style-name="T1200"><text:line-break/></text:span><text:span text:style-name="T1188">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8">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2">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3">,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96">Ohnivá střela *</text:span><text:span text:style-name="T1702">E</text:span><text:span text:style-name="T1708">š týl</text:span><text:span text:style-name="T1896">*</text:span><text:bookmark-end text:name="__RefHeading___Toc34391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5"> Duše + k6 proti F</text:span><text:span text:style-name="T340">inese</text:span><text:span text:style-name="T461"><text:line-break/></text:span><text:span text:style-name="T281">Zranění:</text:span><text:span text:style-name="T1890"> </text:span><text:span text:style-name="T1387">6</text:span><text:span text:style-name="T1890">kz </text:span><text:span text:style-name="T464">ohněm</text:span><text:span text:style-name="T1223">,</text:span><text:span text:style-name="T1890"> odečítá se Zbroj</text:span></text:p>
      <text:p text:style-name="P448"><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5"> Duše + k6 proti F</text:span><text:span text:style-name="T340">inese</text:span><text:span text:style-name="T461"><text:line-break/></text:span><text:span text:style-name="T281">Zranění:</text:span><text:span text:style-name="T1890"> </text:span><text:span text:style-name="T1387">6</text:span><text:span text:style-name="T1890">kz (</text:span><text:span text:style-name="T483">bodné</text:span><text:span text:style-name="T482">), odečítá se Zbroj</text:span></text:p>
      <text:p text:style-name="P450"><text:span text:style-name="T340">Z tvé ruky na cíl vyletí ostrá dýka z tvrdého ledu. </text:span><text:span text:style-name="T1385">V </text:span><text:span text:style-name="T1386">následujícím kole beze stopy zmizí.</text:span></text:p>
      <text:h text:style-name="P519" text:outline-level="3"><text:bookmark-start text:name="__RefHeading___Toc17500_3085950545"/>Mistrovská kouzla<text:bookmark-end text:name="__RefHeading___Toc17500_3085950545"/></text:h>
      <text:p text:style-name="P413">Mistrovská kouzla se můžeš učit od deváté úrovně.</text:p>
      <text:list xml:id="list1183481112"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9" text:outline-level="4"><text:bookmark-start text:name="__RefHeading___Toc17757_4252866283"/><text:soft-page-break/>Ledová past <text:span text:style-name="T1990">*Kerach peh*</text:span><text:bookmark-end text:name="__RefHeading___Toc17757_4252866283"/></text:h>
      <text:p text:style-name="P338"><text:span text:style-name="T269">Dosah:</text:span><text:span text:style-name="T389"> krátký</text:span><text:span text:style-name="T1867"><text:line-break/></text:span><text:span text:style-name="T269">Trvání:</text:span><text:span text:style-name="T1867">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0">sečné</text:span><text:span text:style-name="T1751">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7">Na tebou určeném místě v </text:span><text:span text:style-name="T305">krátké vzdálenosti</text:span><text:span text:style-name="T1972"> od tebe se objeví ledová koule zhruba o velikosti </text:span><text:span text:style-name="T1493">k</text:span><text:span text:style-name="T1492">okosového</text:span><text:span text:style-name="T1972"> ořechu. V dalším kole se všude v </text:span><text:span text:style-name="T311">krátké vzdálenosti</text:span><text:span text:style-name="T2007">, kam je od ní vidě</text:span><text:span text:style-name="T404">t, </text:span><text:span text:style-name="T388">vytvoří</text:span><text:span text:style-name="T2007"> tenký a křehký ledový příkrov, který slouží jako spoušť. </text:span><text:span text:style-name="T1493">K</text:span><text:span text:style-name="T1494">dyž</text:span><text:span text:style-name="T2007"> jej někdo nebo něco poškodí, třeba když na něj někdo vstoupí, koule exploduje v tříšť ostrých ledových úlomků a zraní všechny cíle v </text:span><text:span text:style-name="T302">krátké vzdálenosti</text:span><text:span text:style-name="T1970"> za 8kz </text:span><text:span text:style-name="T1750">sečné</text:span><text:span text:style-name="T1751">ho</text:span><text:span text:style-name="T1970"> zranění (odečítá se zbroj). Když </text:span><text:span text:style-name="T304">ledovou past</text:span><text:span text:style-name="T1971"> do konce trvání nic nespustí, koule i příkrov beze stopy zmizí.</text:span></text:p>
      <text:p text:style-name="P406">/<text:span text:style-name="T1968">*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69">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91">*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0">P</text:span><text:span text:style-name="T401">lazit se může nejvýše rychlostí chůze a </text:span><text:span text:style-name="T1480">jen tam, kam by se dokázal dostat had – může tedy vyšplhat po tyči, ale ne po holé zdi. Lano můžeš ovládat na libovolnou vzdálenost, musíš ale v</text:span><text:span text:style-name="T1495">idět</text:span><text:span text:style-name="T1480">, po čem se plazí – pro člověka to je zhruba </text:span><text:span text:style-name="T1597">střední vzdálenost</text:span><text:span text:style-name="T1480">, pro elfa </text:span><text:span text:style-name="T1597">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60">*</text:span><text:span text:style-name="T1717">E</text:span><text:span text:style-name="T1718">š </text:span><text:span text:style-name="T1719">nachaš</text:span><text:span text:style-name="T1960">*</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5">, odečítá se Zbroj</text:span></text:p>
      <text:p text:style-name="P417"><text:span text:style-name="T1998">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8"> mu zabere dvě kola), jde tedy před ním utéct. Dostane se jen tam, kam by se dostal živý had. Může se plazit i po vodě, ale </text:span><text:span text:style-name="T1481">n</text:span><text:span text:style-name="T1482">emůže se potopit</text:span><text:span text:style-name="T1999">. Na cíl zaútočí jen jednou – až v tu chvíli si házíš </text:span><text:span text:style-name="T312">na útok</text:span><text:span text:style-name="T1999">. Ať už zasáhne nebo mine, hned potom zmizí. Zmizí také, když </text:span><text:span text:style-name="T1481">při honbě za cílem urazí víc než </text:span><text:span text:style-name="T1598">střední vzdálenost</text:span><text:span text:style-name="T1481">.</text:span></text:p>
      <text:h text:style-name="P631" text:outline-level="4"><text:bookmark-start text:name="__RefHeading___Toc17763_4252866283"/>Dvojník <text:span text:style-name="T1992">*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4">B</text:span><text:span text:style-name="T633">ude mít</text:span><text:span text:style-name="T1284"> stejně životů a bude i stejně zraněný. Má stejnou Fyzičku a Finesu jako ty, nemá ale Duši. Má všechny tvoje vzpomínky a znalosti, nemůže ale kouzlit ani si připoutávat magické předměty. </text:span><text:span text:style-name="T1285">Kouzlo stvoří pouze tělo, bude se </text:span><text:soft-page-break/><text:span text:style-name="T1285">tedy následně muset obléct, případně na něj můžeš seslat </text:span><text:span text:style-name="T1630">změn</text:span><text:span text:style-name="T1633">u</text:span><text:span text:style-name="T1630"> podoby</text:span><text:span text:style-name="T1285">. Po dobu jeho existence ho hraješ ty, jako kdyby to byla tvoje druhá postava. Po skončení trvání zmizí. </text:span><text:span text:style-name="T1287">Zmizí také, když na něj někdo sešle </text:span><text:span text:style-name="T1575">zlom kouzl</text:span><text:span text:style-name="T1607">o</text:span><text:span text:style-name="T1287">.</text:span><text:span text:style-name="T1285"> Obě tvoje verze jsou si plně vědomy toho, co dělá a vnímá ta druhá. Po zmizení dvojníka si tedy budeš pamatovat, co dělal, viděl, slyšel a c</text:span><text:span text:style-name="T1315">ítil</text:span><text:span text:style-name="T1285">.<text:line-break/><text:tab/></text:span><text:span text:style-name="T1286">Dvojníka můžeš použít například jako pomocníka v boji, můžeš ho ale také někam poslat místo sebe, když by ti hrozilo nebezpečí smrti.</text:span></text:p>
      <text:p text:style-name="P376">/<text:span text:style-name="T1946">*</text:span></text:p>
      <text:p text:style-name="P375">IDEA: Stvořím svého dvojníka<text:span text:style-name="T1926"> a „switchnu“ se do něj</text:span>.</text:p>
      <text:p text:style-name="P375">- budu moct beztrestně umřít.</text:p>
      <text:p text:style-name="P375">- nebudu moct kouzlit <text:span text:style-name="T1926">(na dvojníka se musím soustředit</text:span>)</text:p>
      <text:p text:style-name="P375">- <text:span text:style-name="T1941">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3">dvojník si uvědomuje, co je zač</text:span></text:p>
      <text:p text:style-name="P375">- <text:span text:style-name="T1942">dvojník nemá duši</text:span></text:p>
      <text:p text:style-name="P377">Co výbava? Zduplikuje to zbraně? Zbroj? <text:span text:style-name="T1944">Oblečení? Měšec plný zlaťáků?</text:span></text:p>
      <text:p text:style-name="P377">- <text:span text:style-name="T1945">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93">*Nefeš nagaf*</text:span><text:bookmark-end text:name="__RefHeading___Toc17765_4252866283"/></text:h>
      <text:p text:style-name="P418"><text:span text:style-name="T281">Dosah:</text:span><text:span text:style-name="T1890"> </text:span><text:span text:style-name="T1479">s</text:span><text:span text:style-name="T1483">třední</text:span><text:span text:style-name="T1890"><text:line-break/></text:span><text:span text:style-name="T281">Rozsah:</text:span><text:span text:style-name="T1890"> 1</text:span><text:span text:style-name="T1389"> tvor, </text:span><text:span text:style-name="T1483">který má duši</text:span><text:span text:style-name="T1890"><text:line-break/></text:span><text:span text:style-name="T199">Útok:</text:span><text:span text:style-name="T335"> Duše + k6 proti </text:span><text:span text:style-name="T1388">D</text:span><text:span text:style-name="T1389">uši</text:span><text:span text:style-name="T1891"><text:line-break/></text:span><text:span text:style-name="T281">Zranění:</text:span><text:span text:style-name="T1890"> </text:span><text:span text:style-name="T1387">4</text:span><text:span text:style-name="T1890">kz (</text:span><text:span text:style-name="T1747">d</text:span><text:span text:style-name="T1748">uševní</text:span><text:span text:style-name="T1890">)</text:span></text:p>
      <text:p text:style-name="P418"><text:span text:style-name="T313">Duševní úder</text:span><text:span text:style-name="T2000"> obchází zbroj, neúčinkuje ale na zvířata a </text:span><text:span text:style-name="T1496">jiné</text:span><text:span text:style-name="T2000">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0">t</text:span><text:span text:style-name="T1296">vor</text:span><text:span text:style-name="T545"><text:line-break/></text:span><text:span text:style-name="T688">Sesílání:</text:span><text:span text:style-name="T563"> 1 minuta<text:line-break/></text:span><text:span text:style-name="T689">Trvání:</text:span><text:span text:style-name="T564"> </text:span><text:span text:style-name="T1297">p</text:span><text:span text:style-name="T1296">o dobu</text:span><text:span text:style-name="T627"> </text:span><text:span text:style-name="T700">soustředění</text:span></text:p>
      <text:p text:style-name="P441"><text:span text:style-name="T1561">M</text:span><text:span text:style-name="T1602">etamorfóza</text:span><text:span text:style-name="T1503"> promění jedno</text:span><text:span text:style-name="T1504">ho humanoidního tvora</text:span><text:span text:style-name="T1503"> v jiného humanoidního tvora. </text:span><text:span text:style-name="T1507">M</text:span><text:span text:style-name="T1505">usíš </text:span><text:span text:style-name="T1507">při tom</text:span><text:span text:style-name="T1503"> oběma rukama pevně d</text:span><text:span text:style-name="T1507">ržet jeho</text:span><text:span text:style-name="T1503"> </text:span><text:span text:style-name="T1504">hlavu, </text:span><text:span text:style-name="T1505">takže </text:span><text:span text:style-name="T1503">dost dobře </text:span><text:span text:style-name="T1505">nemůžeš</text:span><text:span text:style-name="T1503"> p</text:span><text:span text:style-name="T1507">roměnit</text:span><text:span text:style-name="T1503"> někoho, kdo s tím nesouhlasí, pokud není svázaný nebo jinak znehybněný. </text:span><text:span text:style-name="T1298">K seslání potřebuješ část těla tvora, jehož podobu se snažíš vytvořit: vlas, chlup a podobně. N</text:span><text:span text:style-name="T1302">ov</text:span><text:span text:style-name="T1331">á</text:span><text:span text:style-name="T1302"> p</text:span><text:span text:style-name="T1331">odoba</text:span><text:span text:style-name="T1298"> musí mít stejnou t</text:span><text:span text:style-name="T1299">řídu velikosti</text:span><text:span text:style-name="T1298"> – můžeš například změnit člověka </text:span><text:span text:style-name="T1299">na</text:span><text:span text:style-name="T1298"> elfa </text:span><text:span text:style-name="T1299">nebo hobita</text:span><text:span text:style-name="T1298">, ale </text:span><text:span text:style-name="T1299">na obra</text:span><text:span text:style-name="T1298">.<text:line-break/><text:tab/></text:span><text:span text:style-name="T1330">P</text:span><text:span text:style-name="T1331">romění se jen tělo</text:span><text:span text:style-name="T1330">, nikoliv</text:span><text:span text:style-name="T1299"> </text:span><text:span text:style-name="T1330">oblečení a vybavení</text:span><text:span text:style-name="T638">. </text:span><text:span text:style-name="T1298">D</text:span><text:span text:style-name="T1332">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0">j</text:span><text:span text:style-name="T1301">eho</text:span><text:span text:style-name="T639"> povolání</text:span><text:span text:style-name="T565">. </text:span><text:span text:style-name="T637">Bude mluvit hlasem </text:span><text:span text:style-name="T1302">d</text:span><text:span text:style-name="T1332">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3">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0">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94">Šinah</text:span> <text:span text:style-name="T1720">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6">oustředění</text:span></text:p>
      <text:p text:style-name="P429"><text:span text:style-name="T1249">T</text:span><text:span text:style-name="T1266">vor nebo předmět, kterého se dotkneš, bude po dobu tvého </text:span><text:span text:style-name="T1627">soustředění</text:span><text:span text:style-name="T1266"> vypadat jako jiný tvor nebo předmět, na </text:span><text:span text:style-name="T1269">nějž</text:span><text:span text:style-name="T1266"> se při s</text:span><text:span text:style-name="T1320">eslání</text:span><text:span text:style-name="T1266"> díváš. Podobu můžeš </text:span><text:span text:style-name="T1327">vzít</text:span><text:span text:style-name="T1266"> také ze sochy nebo obrazu. Kouzlo změní pouze v</text:span><text:span text:style-name="T1328">izáž</text:span><text:span text:style-name="T1266">, nikoliv tvar a zápach. </text:span><text:span text:style-name="T1268">Změní se i výbava a oblečení. Odložené předměty si zachovávají svou změněnou podobu, ale musíš opravdu mít co odložit – když si například před změnou </text:span><text:span text:style-name="T1270">do </text:span><text:span text:style-name="T1268">podoby vojáka přivážeš k pasu klacek, můžeš ho později odložit a bude dál vypadat jako meč. Když ale nic u pasu nemáš, nemáš co odložit. </text:span><text:span text:style-name="T1267">Iluzi může také prozradit nevhodné chování – když </text:span><text:span text:style-name="T1271">například</text:span><text:span text:style-name="T1267"> v </text:span><text:span text:style-name="T1268">podobě vojáka špatně oslovíš</text:span><text:span text:style-name="T1267"> velitele, nejspíš mu to bude divné.</text:span></text:p>
      <text:p text:style-name="P430"><text:soft-page-break/><text:span text:style-name="T1316">/</text:span><text:span text:style-name="T1317">* </text:span><text:span text:style-name="T1318">Dávám to do mistrovských, protože to částečně duplikuje dovednost na převleky a přetvářku. </text:span><text:span text:style-name="T1319">Takže podobně jako schopnosti trivializující dungeony by to mělo být až mistrovské</text:span><text:span text:style-name="T1317"> */</text:span></text:p>
      <text:h text:style-name="P634" text:outline-level="4"><text:bookmark-start text:name="__RefHeading___Toc34397_2267831174"/><text:span text:style-name="T1704">V</text:span><text:span text:style-name="T1705">ize</text:span><text:span text:style-name="T1908"> minulosti *Chazon avar*</text:span><text:bookmark-end text:name="__RefHeading___Toc34397_2267831174"/></text:h>
      <text:p text:style-name="P436"><text:span text:style-name="T1586">T</text:span><text:span text:style-name="T1604">rvání</text:span><text:span text:style-name="T289">:</text:span><text:span text:style-name="T379"> </text:span><text:span text:style-name="T1425">p</text:span><text:span text:style-name="T1426">o dobu </text:span><text:span text:style-name="T1587">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7">Tímto rituálem </text:span><text:span text:style-name="T1412">v</text:span><text:span text:style-name="T1497">yvoláš</text:span><text:span text:style-name="T1907"> částečně průhledný obraz toho, co se někdy v minulosti </text:span><text:span text:style-name="T1412">d</text:span><text:span text:style-name="T1416">ělo</text:span><text:span text:style-name="T1907"> v </text:span><text:span text:style-name="T288">krátké vzdálenosti</text:span><text:span text:style-name="T1907"> kolem místa, kde zrovna jsi. </text:span><text:span text:style-name="T1412">U</text:span><text:span text:style-name="T1418">dálosti se přehrají</text:span><text:span text:style-name="T1907"> stejn</text:span><text:span text:style-name="T1412">ě </text:span><text:span text:style-name="T1417">rychle</text:span><text:span text:style-name="T1907">, jako se </text:span><text:span text:style-name="T1412">s</text:span><text:span text:style-name="T1418">taly</text:span><text:span text:style-name="T1907">.<text:line-break/><text:tab/>Čas</text:span><text:span text:style-name="T1413"> </text:span><text:span text:style-name="T1414">můžeš b</text:span><text:span text:style-name="T1907">uď přesně určit, třeba „včera hodinu před úsvitem“, nebo se můžeš dotknout nějakého předmětu a </text:span><text:span text:style-name="T1414">z</text:span><text:span text:style-name="T1415">obrazit</text:span><text:span text:style-name="T1414"> něco</text:span><text:span text:style-name="T1907">,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906">Planoucí</text:span> čepel<text:span text:style-name="T1896"> *</text:span><text:span text:style-name="T1702">E</text:span><text:span text:style-name="T1721">š t</text:span><text:span text:style-name="T1722">araf</text:span><text:span text:style-name="T1995">*</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0">š</text:span><text:span text:style-name="T1262">lehat</text:span><text:span text:style-name="T814"> plameny.</text:span></text:p>
      <text:h text:style-name="P625" text:outline-level="4"><text:bookmark-start text:name="__RefHeading___Toc17775_4252866283"/><text:span text:style-name="T1697">M</text:span><text:span text:style-name="T1698">razivá</text:span> čepel<text:span text:style-name="T1896">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0">s</text:span><text:span text:style-name="T1261">álat mráz.</text:span></text:p>
      <text:h text:style-name="P625" text:outline-level="4"><text:bookmark-start text:name="__RefHeading___Toc17777_4252866283"/><text:span text:style-name="T1904">Mrak smrti *</text:span><text:span text:style-name="T1702">M</text:span><text:span text:style-name="T1723">avet </text:span><text:span text:style-name="T1724">anan</text:span><text:span text:style-name="T1904">*</text:span><text:bookmark-end text:name="__RefHeading___Toc17777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22">Efekt:</text:span><text:span text:style-name="T368"> </text:span><text:span text:style-name="T377">zranění za</text:span><text:span text:style-name="T368"> </text:span><text:span text:style-name="T1401">3</text:span><text:span text:style-name="T1905">kz </text:span><text:span text:style-name="T1900">ž</text:span><text:span text:style-name="T1901">íravinou</text:span><text:span text:style-name="T927"> každé kolo po dobu </text:span><text:span text:style-name="T1577">s</text:span><text:span text:style-name="T1600">oustředění</text:span><text:span text:style-name="T927"> (odečítá se Zbroj)</text:span></text:p>
      <text:p text:style-name="P432"><text:span text:style-name="T1903">Všude v </text:span><text:span text:style-name="T287">krátké vzdálenosti</text:span><text:span text:style-name="T1903"> od tebou určeného místa se objeví hustý černý mrak. </text:span><text:span text:style-name="T1400">Trvá po dobu tvého </text:span><text:span text:style-name="T1576">soustředění</text:span><text:span text:style-name="T1400"> a můžeš s ním pohybovat rychlostí chůze. Nemůže se ale vzdálit na víc než </text:span><text:span text:style-name="T1576">střední vzdálenost</text:span><text:span text:style-name="T1400"> od tebe, takže pokud ho chceš dostat dál, musíš jít za ním.</text:span><text:span text:style-name="T1903"> Je tvořen </text:span><text:span text:style-name="T1399">ž</text:span><text:span text:style-name="T1400">íravými</text:span><text:span text:style-name="T1903"> výpary a je v něm </text:span><text:span text:style-name="T1399">vidět jen na </text:span><text:span text:style-name="T1578">kontaktní vzdálenost</text:span><text:span text:style-name="T1399">, </text:span><text:span text:style-name="T1403">a to včetně </text:span><text:span text:style-name="T1579">infravidění.</text:span><text:span text:style-name="T1403"> </text:span><text:span text:style-name="T1404">K</text:span><text:span text:style-name="T1403">rollův </text:span><text:span text:style-name="T1579">ultrasluch</text:span><text:span text:style-name="T1403"> funguje normálně.</text:span><text:span text:style-name="T1399"><text:line-break/><text:tab/></text:span><text:span text:style-name="T1356">Při seslání </text:span><text:span text:style-name="T1408">ani v průběhu trvání</text:span><text:span text:style-name="T1356"> si neházíš </text:span><text:span text:style-name="T1634">n</text:span><text:span text:style-name="T1635">a útok</text:span><text:span text:style-name="T1356"> – pokud </text:span><text:span text:style-name="T1400">tedy</text:span><text:span text:style-name="T1356"> na tebe někdo útočí, musíš si proti němu hodit </text:span><text:span text:style-name="T1577">na obranu</text:span><text:span text:style-name="T1356">.</text:span><text:span text:style-name="T1399"> </text:span><text:span text:style-name="T1402">Mrak leptá veškerou organickou hmotu: živé rostliny a tvory, </text:span><text:span text:style-name="T1404">ale také </text:span><text:span text:style-name="T1402">dřevo, </text:span><text:span text:style-name="T1404">plátno</text:span><text:span text:style-name="T1402"> a podobně. </text:span><text:span text:style-name="T1400">Počínaje následujícím kolem všichni uvnitř</text:span><text:span text:style-name="T1405"> mraku</text:span><text:span text:style-name="T1400"> každé kolo čelí zranění </text:span><text:span text:style-name="T1401">4kz </text:span><text:span text:style-name="T1900">ž</text:span><text:span text:style-name="T1901">íravinou</text:span><text:span text:style-name="T1401"> </text:span><text:span text:style-name="T1400">(odečítá se zbroj).<text:line-break/><text:tab/></text:span><text:span text:style-name="T1581">Mrak smrti</text:span><text:span text:style-name="T1407"> nejde dost dobře použít v podzemí nebo jiných stísněných prostorách, kde nemůžeš být dál než na </text:span><text:span text:style-name="T1581">krátkou vzdálenost</text:span><text:span text:style-name="T1407"> od jeho středu, protože bys byl uvnitř a zranění od mraku by ti přerušilo </text:span><text:span text:style-name="T1581">soustředění</text:span><text:span text:style-name="T1407">.</text:span></text:p>
      <text:p text:style-name="P323"><text:span text:style-name="T1400">/</text:span><text:span text:style-name="T1406">* Nižší zranění než </text:span><text:span text:style-name="T1580">ohnivý déšť</text:span><text:span text:style-name="T1406">, protože navíc omezuje viditelnost */</text:span></text:p>
      <text:h text:style-name="P625" text:outline-level="4"><text:bookmark-start text:name="__RefHeading___Toc17779_4252866283"/><text:soft-page-break/>Mraziv<text:span text:style-name="T1706">á bouře</text:span><text:span text:style-name="T1702"> *K</text:span><text:span text:style-name="T1725">arah </text:span><text:span text:style-name="T1726">sufah</text:span><text:span text:style-name="T1702">*</text:span><text:bookmark-end text:name="__RefHeading___Toc17779_4252866283"/></text:h>
      <text:p text:style-name="P336"><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7">V</text:span><text:span text:style-name="T1899">šude v </text:span><text:span text:style-name="T270">krátké vzdálenosti</text:span><text:span text:style-name="T1866"> od tebou určeného místa </text:span><text:span text:style-name="T1356">z</text:span><text:span text:style-name="T1410">ačne </text:span><text:span text:style-name="T1411">hlasitě</text:span><text:span text:style-name="T1410"> fičet mrazivý v</text:span><text:span text:style-name="T1470">ichr</text:span><text:span text:style-name="T1866">. </text:span><text:span text:style-name="T1356">Při seslání </text:span><text:span text:style-name="T1408">ani v průběhu trvání</text:span><text:span text:style-name="T1356"> si neházíš</text:span><text:span text:style-name="T1866"> </text:span><text:span text:style-name="T1634">n</text:span><text:span text:style-name="T1635">a útok</text:span><text:span text:style-name="T1866"> – pokud tedy na tebe někdo útočí, musíš si proti němu hodit </text:span><text:span text:style-name="T270">na obranu</text:span><text:span text:style-name="T1866">. V každém kole počínaje následujícím každý v zasažené oblasti </text:span><text:span text:style-name="T1356">u</text:span><text:span text:style-name="T1357">trpí</text:span><text:span text:style-name="T1866"> 4kz zranění </text:span><text:span text:style-name="T493">mrazem</text:span><text:span text:style-name="T1866"> (</text:span><text:span text:style-name="T1400">odečítá se zbroj</text:span><text:span text:style-name="T1866">).<text:line-break/><text:tab/> </text:span><text:span text:style-name="T1581">M</text:span><text:span text:style-name="T1584">razivý v</text:span><text:span text:style-name="T1585">ítr</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h text:style-name="P635" text:outline-level="4"><text:bookmark-start text:name="__RefHeading___Toc34399_2267831174"/>Mimoprostorová torna <text:span text:style-name="T2011">*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2">d</text:span><text:span text:style-name="T1294">ávat</text:span><text:span text:style-name="T838"> a z něčeho je vyndavat, nemůžeš </text:span><text:span text:style-name="T1292">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2">n</text:span><text:span text:style-name="T1293">epotřebují v</text:span><text:span text:style-name="T1295">odu</text:span><text:span text:style-name="T1293"> ani p</text:span><text:span text:style-name="T1295">otravu</text:span><text:span text:style-name="T838">. Můžeš mít jen jednu mimoprostorovou tornu. Když umřeš, </text:span><text:span text:style-name="T1292">j</text:span><text:span text:style-name="T1293">ejí obsah je</text:span><text:span text:style-name="T838"> nenávratně ztracen.</text:span></text:p>
      <text:h text:style-name="P625" text:outline-level="4"><text:bookmark-start text:name="__RefHeading___Toc17783_4252866283"/><text:soft-page-break/><text:span text:style-name="T1727">Sledování</text:span><text:span text:style-name="T1702"> *G</text:span><text:span text:style-name="T1728">išuš</text:span><text:span text:style-name="T1702">*</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2">o dobu </text:span><text:span text:style-name="T282">soustředění</text:span><text:span text:style-name="T1892">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1">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7">oustředění</text:span></text:p>
      <text:p text:style-name="P315"><text:span text:style-name="T1252">Dokud se budeš </text:span><text:span text:style-name="T1621">soustředit</text:span><text:span text:style-name="T1252">, j</text:span><text:span text:style-name="T1251">eden předmět</text:span><text:span text:style-name="T621"> nebo tvor spolu se vším, co nese, bude </text:span><text:span text:style-name="T1251">neviditelný. Když něco odloží, zůstane to neviditelné. Když něco sebere, zůstane to viditelné a bude to tedy vypadat, jako že to létá. V dešti, </text:span><text:span text:style-name="T1253">kouři,</text:span><text:span text:style-name="T1251"> mlze a podobně </text:span><text:span text:style-name="T1253">tedy bude</text:span><text:span text:style-name="T1251">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89">okaz na kapitolu o rušení </text:span><text:span text:style-name="T280">soustředění</text:span><text:span text:style-name="T1889">.</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74"><text:line-break/></text:span><text:span text:style-name="T1640">T</text:span><text:span text:style-name="T1641">rvání:</text:span><text:span text:style-name="T1374"> několik minut<text:line-break/></text:span><text:span text:style-name="T1601">Efekt:</text:span><text:span text:style-name="T1401"> </text:span><text:span text:style-name="T1410">každé kolo </text:span><text:span text:style-name="T1356">zranění za</text:span><text:span text:style-name="T1401"> </text:span><text:span text:style-name="T1501">6</text:span><text:span text:style-name="T1401">kz </text:span><text:span text:style-name="T475">ohněm</text:span><text:span text:style-name="T1356"> </text:span><text:span text:style-name="T1401">(odečítá se Zbroj)</text:span></text:p>
      <text:p text:style-name="P456"><text:span text:style-name="T1880">Při sesílání </text:span><text:span text:style-name="T275">ohnivé stěny</text:span><text:span text:style-name="T1880">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4">e</text:span><text:span text:style-name="T1364"> </text:span><text:span text:style-name="T1569">střední</text:span><text:span text:style-name="T1566"> vzdálenosti</text:span><text:span text:style-name="T1364"> od tebe</text:span><text:span text:style-name="T1362">. </text:span><text:span text:style-name="T1379">J</text:span><text:span text:style-name="T1498">ejí rozměry</text:span><text:span text:style-name="T1379"> můžeš určit, šířka ale nemůže přesáhnout metr a výška několik metrů.</text:span><text:span text:style-name="T1468"> Musí vždy být na něčem pevném </text:span><text:span text:style-name="T1526">a nepohyblivém</text:span><text:span text:style-name="T1468"> a m</text:span><text:span text:style-name="T1467">ůže </text:span><text:span text:style-name="T1468">hořet</text:span><text:span text:style-name="T1467"> j</text:span><text:span text:style-name="T1525">en tam, kde by hořel obyčejný oheň, nejde tedy vyčarovat na vodě, ve vzduchu </text:span><text:span text:style-name="T1526">nebo na lodi</text:span><text:span text:style-name="T1525">.</text:span><text:span text:style-name="T1368"><text:line-break/><text:tab/></text:span><text:span text:style-name="T1369">S</text:span><text:span text:style-name="T1375">álá z ní</text:span><text:span text:style-name="T1886"> silný žár. Počínaje příštím kolem při doteku každé kolo způsobí zranění za </text:span><text:span text:style-name="T1367">6</text:span><text:span text:style-name="T1886">kz </text:span><text:span text:style-name="T464">ohněm</text:span><text:span text:style-name="T484"> (odečítá se zbroj). </text:span><text:span text:style-name="T1367">D</text:span><text:span text:style-name="T1378">okud kouzlo trvá, </text:span><text:span text:style-name="T1468">oheň</text:span><text:span text:style-name="T1378"> nejde uhasit</text:span><text:span text:style-name="T1887">.</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35">(</text:span><text:span text:style-name="T295">Bariéra</text:span><text:span text:style-name="T1935"> by pak byla mistrovská)</text:span> */</text:p>
      <text:p text:style-name="P21"><text:span text:style-name="T1867">Roz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31"><text:line-break/></text:span><text:span text:style-name="T1649">T</text:span><text:span text:style-name="T1650">rvání:</text:span><text:span text:style-name="T1374"> několik minut</text:span></text:p>
      <text:p text:style-name="P313"><text:span text:style-name="T1880">Při sesílání </text:span><text:span text:style-name="T1565">l</text:span><text:span text:style-name="T1567">edové</text:span><text:span text:style-name="T275"> stěny</text:span><text:span text:style-name="T1880">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text:span><text:span text:style-name="T1364"> m</text:span><text:span text:style-name="T1365">usí být celá nejvýše</text:span><text:span text:style-name="T1364"> v</text:span><text:span text:style-name="T1376">e</text:span><text:span text:style-name="T1364"> </text:span><text:span text:style-name="T1566">s</text:span><text:span text:style-name="T1570">třední</text:span><text:span text:style-name="T1566"> vzdálenosti</text:span><text:span text:style-name="T1364"> od tebe </text:span><text:span text:style-name="T1469">a musí stát na něčem pevném</text:span><text:span text:style-name="T1362">. </text:span><text:span text:style-name="T1379">J</text:span><text:span text:style-name="T1498">ejí rozměry</text:span><text:span text:style-name="T1379"> můžeš určit, šířka ale nemůže přesáhnout metr a výška několik metrů. </text:span><text:span text:style-name="T1466">Můžeš ji také nechat vyrůst do tvaru rampy.</text:span><text:span text:style-name="T1366"> </text:span><text:span text:style-name="T1368">Každý metr výšky poroste j</text:span><text:span text:style-name="T1380">edno kolo</text:span><text:span text:style-name="T1368">. </text:span><text:span text:style-name="T1377">S</text:span><text:span text:style-name="T1382">těna netaje </text:span><text:span text:style-name="T1383">jako běžný led, jde ale normálně rozbít. Kusy, které z</text:span><text:span text:style-name="T1382"> ní </text:span><text:span text:style-name="T1381">někdo odštípne, </text:span><text:span text:style-name="T1383">okamžitě</text:span><text:span text:style-name="T1381"> zmizí</text:span><text:span text:style-name="T1888">. Po skončení trvání </text:span><text:span text:style-name="T1381">c</text:span><text:span text:style-name="T1384">elá</text:span><text:span text:style-name="T1888"> postupně </text:span><text:span text:style-name="T1381">zmizí</text:span><text:span text:style-name="T1888">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2">D</text:span><text:span text:style-name="T1563">osah</text:span><text:span text:style-name="T193">:</text:span> <text:span text:style-name="T1353">k</text:span><text:span text:style-name="T1354">rátká vzdálenost</text:span></text:p>
      <text:p text:style-name="Text_20_body">Pomocí <text:span text:style-name="T1562">h</text:span><text:span text:style-name="T1563">yperprostoru</text:span> můžeš <text:span text:style-name="T1876">sám sebe spolu se svou výbavou</text:span> přemístit na jiné místo v <text:span text:style-name="T193">krátké vzdálenosti</text:span>, <text:span text:style-name="T1876">které vidíš</text:span>.</text:p>
      <text:h text:style-name="Heading_20_4" text:outline-level="4"><text:bookmark-start text:name="__RefHeading___Toc34401_2267831174"/>Hypnóza <text:span text:style-name="T2010">*Hipnut*</text:span><text:bookmark-end text:name="__RefHeading___Toc34401_2267831174"/></text:h>
      <text:p text:style-name="P335"><text:span text:style-name="T272">Dosah:</text:span><text:span text:style-name="T1875"> </text:span><text:span text:style-name="T1347">d</text:span><text:span text:style-name="T1348">otyk<text:line-break/></text:span><text:span text:style-name="T1560">Trvání:</text:span><text:span text:style-name="T1349"> </text:span><text:span text:style-name="T1502">po dobu </text:span><text:span text:style-name="T1560">soustředění</text:span></text:p>
      <text:p text:style-name="P440"><text:span text:style-name="T1508">Při sesílání </text:span><text:span text:style-name="T1603">h</text:span><text:span text:style-name="T1602">ypnóz</text:span><text:span text:style-name="T1603">y</text:span><text:span text:style-name="T1503"> m</text:span><text:span text:style-name="T1508">usíš</text:span><text:span text:style-name="T1503"> oběma rukama pevně d</text:span><text:span text:style-name="T1508">ržet</text:span><text:span text:style-name="T1503"> hlavu c</text:span><text:span text:style-name="T1508">íle,</text:span><text:span text:style-name="T1503"> </text:span><text:span text:style-name="T1508">n</text:span><text:span text:style-name="T1503">ejde ji tedy dost dobře seslat na n</text:span><text:span text:style-name="T1508">ěkoho, kdo</text:span><text:span text:style-name="T1503"> s tím nesouhlasí, pokud není svázaný nebo jinak znehybněný. </text:span><text:span text:style-name="T1348">Z</text:span><text:span text:style-name="T1509">hypnotizovaný</text:span><text:span text:style-name="T1348"> bude po dobu tvého </text:span><text:span text:style-name="T1561">soustředění</text:span><text:span text:style-name="T1348"> plnit všechny tvoje příkazy </text:span><text:span text:style-name="T1358">a odpovídat na tvoje o</text:span><text:span text:style-name="T1359">tázky</text:span><text:span text:style-name="T1348"> a nebude dělat nic jiného.<text:line-break/><text:tab/></text:span><text:span text:style-name="T1874">Instrukce musí být jednoduché, jednoznačné věty. Příkazy mohou pro něj být nebezpečné, ale ne sebevražedné. </text:span><text:span text:style-name="T1350">O</text:span><text:span text:style-name="T1360">dpovídat bude pouze jednoduchými větami</text:span><text:span text:style-name="T1878">. </text:span><text:span text:style-name="T1350">N</text:span><text:span text:style-name="T1874">emůže ti lhát a </text:span><text:span text:style-name="T1361">m</text:span><text:span text:style-name="T1351">ůže ti </text:span><text:span text:style-name="T1361">dokonce</text:span><text:span text:style-name="T1351"> říct i v</text:span><text:span text:style-name="T1360">ěci</text:span><text:span text:style-name="T1351">, k</text:span><text:span text:style-name="T1360">teré vypustil z</text:span><text:span text:style-name="T1351"> vědomé paměti, například </text:span><text:span text:style-name="T1352">kdo mu způsobil nějaký traumatický zážitek.</text:span><text:span text:style-name="T1874"> </text:span><text:span text:style-name="T1350">N</text:span><text:span text:style-name="T1874">a otázky ohledně </text:span><text:span text:style-name="T1350">v</text:span><text:span text:style-name="T1361">ěcí</text:span><text:span text:style-name="T1874">, které považuje za tajemství, ti ale nemusí odpovědět.</text:span><text:span text:style-name="T1351"><text:line-break/><text:tab/></text:span><text:span text:style-name="T1874">Po skončení </text:span><text:span text:style-name="T273">hypnózy</text:span><text:span text:style-name="T1874">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7">„Nesnášíš zlato“ nebo „</text:span><text:span text:style-name="T1229">Z</text:span><text:span text:style-name="T1227">apomeň, že mě znáš“. </text:span><text:span text:style-name="T1228">Jedné osobě můžeš dát jen jeden posthypnotický příkaz, případným dalším zrušíš ten předchozí. Dotyčný ale může mít současně příkazy od r</text:span><text:span text:style-name="T1230">ůzných</text:span><text:span text:style-name="T1228">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68">Ohnivý déšť *</text:span><text:span text:style-name="T1702">E</text:span><text:span text:style-name="T1729">š gešem</text:span><text:span text:style-name="T1868">*</text:span><text:bookmark-end text:name="__RefHeading___Toc17795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68"> </text:span><text:span text:style-name="T378">každé kolo </text:span><text:span text:style-name="T377">zranění za</text:span><text:span text:style-name="T368"> </text:span><text:span text:style-name="T1501">4</text:span><text:span text:style-name="T2018">kz </text:span><text:span text:style-name="T464">ohněm</text:span><text:span text:style-name="T1866"> (odečítá se Zbroj)</text:span></text:p>
      <text:p text:style-name="P324"><text:span text:style-name="T1397">V</text:span><text:span text:style-name="T1899">šude v </text:span><text:span text:style-name="T270">krátké vzdálenosti</text:span><text:span text:style-name="T1866"> od tebou určeného místa bude sršet ohnivý déšť. </text:span><text:span text:style-name="T1356">Při seslání </text:span><text:span text:style-name="T1408">ani v průběhu trvání</text:span><text:span text:style-name="T1356"> si neházíš</text:span><text:span text:style-name="T1866"> </text:span><text:span text:style-name="T270">na </text:span><text:span text:style-name="T1577">ú</text:span><text:span text:style-name="T1599">tok</text:span><text:span text:style-name="T2008"> – pokud tedy na tebe někdo útočí, musíš si proti němu hodit </text:span><text:span text:style-name="T270">na obranu</text:span><text:span text:style-name="T1866">. V každém kole počínaje následujícím každý v zasažené oblasti </text:span><text:span text:style-name="T1356">u</text:span><text:span text:style-name="T1357">trpí</text:span><text:span text:style-name="T1866"> 4kz zranění </text:span><text:span text:style-name="T464">ohněm</text:span><text:span text:style-name="T927"> (</text:span><text:span text:style-name="T1400">odečítá se zbroj</text:span><text:span text:style-name="T927">).<text:line-break/><text:tab/></text:span><text:span text:style-name="T1581">O</text:span><text:span text:style-name="T1582">hnivý déšť</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p text:style-name="P281"><text:span text:style-name="T1902">/* Q: Půjde deštěm hýbat? Třeba ho držet nad nepřátelskou lodí?<text:line-break/>- </text:span><text:span text:style-name="T1356">n</text:span><text:span text:style-name="T1398">epůjde. Není to udržované soustředěním, takže se to nedá ovládat.<text:line-break/>- </text:span><text:span text:style-name="T1409">pohybovat jde </text:span><text:span text:style-name="T1583">mrakem srmti</text:span><text:span text:style-name="T1409">.</text:span><text:span text:style-name="T1902"> */</text:span></text:p>
      <text:h text:style-name="P627"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1">2</text:span>kz <text:span text:style-name="T477">bleskem</text:span><text:span text:style-name="T1222">, odečítá se Zbroj</text:span></text:p>
      <text:p text:style-name="P279"><text:span text:style-name="T1201">Z tvých očí na určené cíle přeskočí </text:span><text:span text:style-name="T1203">rudý</text:span><text:span text:style-name="T1201"> výboj. </text:span><text:span text:style-name="T1191">Rud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2">8</text:span>kz <text:span text:style-name="T477">bleskem</text:span><text:span text:style-name="T1222">, odečítá se Zbroj</text:span></text:p>
      <text:p text:style-name="P458"><text:span text:style-name="T1201">Z tvých očí na určen</text:span><text:span text:style-name="T1210">ý</text:span><text:span text:style-name="T1201"> cíl přeskočí </text:span><text:span text:style-name="T1214">č</text:span><text:span text:style-name="T1215">erný</text:span><text:span text:style-name="T1201"> výboj. </text:span><text:span text:style-name="T1193">Čern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40"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7">4</text:span><text:span text:style-name="T461">kz </text:span><text:span text:style-name="T477">bleskem</text:span><text:span text:style-name="T1222">, odečítá se Zbroj</text:span><text:span text:style-name="T1890"><text:line-break/></text:span><text:span text:style-name="T281">Dosah:</text:span><text:span text:style-name="T1890"> dlouhý<text:line-break/></text:span><text:span text:style-name="T281">Rozsah:</text:span><text:span text:style-name="T1890"> 1 cíl</text:span></text:p>
      <text:p text:style-name="P458"><text:span text:style-name="T1201">Z tvých očí na určen</text:span><text:span text:style-name="T1210">ý</text:span><text:span text:style-name="T1201"> cíl přeskočí </text:span><text:span text:style-name="T1214">b</text:span><text:span text:style-name="T1215">ílý</text:span><text:span text:style-name="T1201"> výboj.</text:span><text:span text:style-name="T1210"> </text:span><text:span text:style-name="T1193">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79">*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5">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79">* Bude to asi mechanicky komplikované, přesouvám to zatím do vzácných kouzel (= odkládám to na později) */</text:span></text:p>
      <text:p text:style-name="P355">TODO</text:p>
      <text:h text:style-name="P642" text:outline-level="4"><text:bookmark-start text:name="__RefHeading___Toc17811_4252866283"/><text:span text:style-name="T929">Zřetězený</text:span> <text:span text:style-name="T1978">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7">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5">* </text:span>Měl by mí kouzleník <text:span text:style-name="T193">strach</text:span>? <text:span text:style-name="T1974">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5">.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6">*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3">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7">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6">*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5">*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3">* J</text:span>ako ohnivý déš<text:span text:style-name="T495">ť, takže asi proč ne. Možná ale spíš pro nekromata</text:span>). <text:span text:style-name="T1963">*/</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4">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2">*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2">*/</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59">*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58">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7">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6">Útočníci by nějak museli poznat, že to jsou iluze..</text:span></text:p>
      <text:p text:style-name="P387">- <text:span text:style-name="T1956">navíc pokud iluze nebudou mít vlastní AI, tak budou procházet zdma a podobně...</text:span></text:p>
      <text:p text:style-name="P387">/<text:span text:style-name="T1956">*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5">zlom kouzl</text:span><text:span text:style-name="T1607">o</text:span>.</text:p>
      <text:p text:style-name="P386">/<text:span text:style-name="T1955">* Možná spíš vzácné kouzlo. Nedokážu si představit, že by tohle někdo při hře použil, zvlášť když se to dá snadno prolomit skrze </text:span><text:span text:style-name="T1575">zlom kouzl</text:span><text:span text:style-name="T1607">o</text:span><text:span text:style-name="T1955">. Měla by to bejt spíš inspirace pro PJe, co může dávat do hry. Totéž možná platí pro </text:span><text:span text:style-name="T300">neviditelný inkoust</text:span><text:span text:style-name="T1955">, btw. */</text:span></text:p>
      <text:h text:style-name="Heading_20_4" text:outline-level="4"><text:bookmark-start text:name="__RefHeading___Toc17857_4252866283"/><text:soft-page-break/>Pavučina<text:bookmark-end text:name="__RefHeading___Toc17857_4252866283"/></text:h>
      <text:p text:style-name="Text_20_body">- <text:span text:style-name="T1952">Mělo by to asi stvořit pavoučí síť. K čemu je to dobré? Detekce, když se někdo blíží? Může se do toho někdo chytit.</text:span></text:p>
      <text:p text:style-name="Text_20_body">/<text:span text:style-name="T1953">*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8">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7">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6">kdyby to byl jednorázovej útok, tak by to asi nebyl souboj (jmenovalo by se to pak asi </text:span><text:span text:style-name="T1591">mentální útok</text:span><text:span text:style-name="T145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39">* Házím to do vzácných kouzel, protože je to omezená varianta obecných iluzí (</text:span><text:span text:style-name="T297">změna podoby</text:span><text:span text:style-name="T1939">, </text:span><text:span text:style-name="T297">přelud</text:span><text:span text:style-name="T1939">).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38">*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34">*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1317648115"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1">* Pokud to bude zhasínat světelné zdroje, tak by se to asi mělo jmenovat spíš </text:span><text:span text:style-name="T294">zhasni</text:span><text:span text:style-name="T1931">. U tmy si moc neumím představit použití (leda by se kombila s infravizí nebo tak a to asi není žádoucí).</text:span></text:p>
      <text:p text:style-name="P358">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29"> </text:span><text:span text:style-name="T1442">k</text:span><text:span text:style-name="T1443">rátký</text:span></text:p>
      <text:p text:style-name="P79">Po <text:span text:style-name="T909">dobu udržování kouzla</text:span> vidíš to, co bys viděl, kdybys stál na cílovém místě.</text:p>
      <text:p text:style-name="P79">/<text:span text:style-name="T1923">* Asi spíš vzácné kouzlo. Asi jo, protože kecá do řemesla hraničáři a zloději. </text:span><text:span text:style-name="T293">Oko</text:span><text:span text:style-name="T1923"> je herně zajímavější. */</text:span></text:p>
      <text:p text:style-name="P357"><text:soft-page-break/><text:span text:style-name="T905">/* dosah </text:span><text:span text:style-name="T1443">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3">* Asi spíš vzácné kouzlo. Pokud bude </text:span><text:span text:style-name="T293">nahlížení</text:span><text:span text:style-name="T1923"> vzácné, </text:span><text:span text:style-name="T293">naslouchání</text:span><text:span text:style-name="T1923"> by mělo být taky */</text:span></text:p>
      <text:h text:style-name="P652"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1">* To je v hře s příběhovou imunitou dost k ničemu */</text:span></text:p>
      <text:p text:style-name="P352">/* Nějaké jiné použití? Název kouzla je fajn, ale co by mělo dělat? <text:span text:style-name="T1922">Možná to, co paralýza?</text:span> */</text:p>
      <text:p text:style-name="P352">/<text:span text:style-name="T1928">*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5">(Možná spíš </text:span><text:span text:style-name="T291">teleportační runa.</text:span><text:span text:style-name="T1925">)</text:span></text:p>
      <text:h text:style-name="P654"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2">*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24">* Ohnivá a ledová čepel stačí */</text:span></text:p>
      <text:p text:style-name="P348"><text:span text:style-name="T1644">IDEA: Jednorázové přidané zranění (jako </text:span><text:span text:style-name="T1557">nabíjecí rukavice</text:span><text:span text:style-name="T1644">).</text:span></text:p>
      <text:h text:style-name="P656" text:outline-level="4"><text:bookmark-start text:name="__RefHeading___Toc17895_4252866283"/>Rychlost *<text:span text:style-name="T1913">TODO</text:span>*<text:bookmark-end text:name="__RefHeading___Toc17895_4252866283"/></text:h>
      <text:p text:style-name="P335"><text:span text:style-name="T681">Dosah:</text:span><text:span text:style-name="T543"> </text:span><text:span text:style-name="T1241">d</text:span><text:span text:style-name="T1254">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2">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3">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4">y</text:span>ho čardáš *<text:span text:style-name="T1703">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5">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5">*</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6">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6">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6">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2">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3">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703">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8">Vyhazuju to ze základního seznamu.</text:span></text:p>
      <text:p text:style-name="P284">- Zamykací kouzlo jsem při hře snad ještě neviděl použít.</text:p>
      <text:p text:style-name="P284">- Odemykání a zamykání je spíš zlodějská záležitost.</text:p>
      <text:p text:style-name="P453"><text:span text:style-name="T1647">Asi by to šlo použít v nějakém specifickém dungeon (tedy jako vzácné kouzlo). Odemykací kouzlo není potřeba, stačí na to </text:span><text:span text:style-name="T1575">zlom kouzl</text:span><text:span text:style-name="T1607">o</text:span><text:span text:style-name="T1647">.</text:span></text:p>
      <text:p text:style-name="P54">*/</text:p>
      <text:h text:style-name="P658" text:outline-level="4"><text:bookmark-start text:name="__RefHeading___Toc17909_4252866283"/><text:span text:style-name="T1885">+</text:span>Vodní dech<text:span text:style-name="T1896"> *TODO*</text:span><text:bookmark-end text:name="__RefHeading___Toc17909_4252866283"/></text:h>
      <text:p text:style-name="P335"><text:span text:style-name="T278">Dosah:</text:span><text:span text:style-name="T1883"> </text:span><text:span text:style-name="T1371">d</text:span><text:span text:style-name="T1370">otyk</text:span><text:span text:style-name="T1883"><text:line-break/></text:span><text:span text:style-name="T278">Rozsah:</text:span><text:span text:style-name="T1883"> 1 osoba<text:line-break/></text:span><text:span text:style-name="T278">Trvání:</text:span><text:span text:style-name="T1883"> několik minut</text:span></text:p>
      <text:p text:style-name="P304"><text:span text:style-name="T1372">U</text:span><text:span text:style-name="T1370">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63">+</text:span>Kulový blesk<text:span text:style-name="T1896"> *</text:span><text:span text:style-name="T1702">N</text:span><text:span text:style-name="T1707">ešef bárak</text:span><text:span text:style-name="T1896">*</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3">7</text:span>kz <text:span text:style-name="T477">bleskem</text:span><text:span text:style-name="T1222">,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69">+</text:span>Vzplanutí<text:span text:style-name="T1896"> *</text:span><text:span text:style-name="T890">Kvidžah</text:span><text:span text:style-name="T1896">*</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4">4</text:span>kz <text:span text:style-name="T464">ohněm</text:span> <text:span text:style-name="T1865">(odečítá se Zbroj) po 3 kola</text:span></text:p>
      <text:p text:style-name="P423"><text:span text:style-name="T268">Vzplanutí</text:span><text:span text:style-name="T1865"> není útočné kouzlo – když na tebe cíl útočí při jeho sesílání, házíš si proti němu </text:span><text:span text:style-name="T310">na obranu</text:span><text:span text:style-name="T2001">. Účinkuje jen na </text:span><text:span text:style-name="T1484">snadno zápalné</text:span><text:span text:style-name="T2001">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7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1980520942"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4"><text:span text:style-name="T865">Máš </text:span><text:span text:style-name="T1531">v</text:span><text:span text:style-name="T1532">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3018829914"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64"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6">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8">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8">m</text:span><text:span text:style-name="T1339">ůžeš za získané úspěchy způsobit následující</text:span><text:span text:style-name="T1338">:</text:span></text:p>
      <text:list xml:id="list140329734257536" text:continue-list="list140328985599594" text:style-name="L21">
        <text:list-item>
          <text:p text:style-name="P735">Za první úspěch <text:span text:style-name="T1881">bude</text:span> <text:span text:style-name="T193">zpomalen</text:span><text:span text:style-name="T277">ý</text:span></text:p>
        </text:list-item>
        <text:list-item>
          <text:p text:style-name="P735">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2"><text:span text:style-name="T1244">K</text:span><text:span text:style-name="T1243">dyž získáš tři úspěchy, bude</text:span><text:span text:style-name="T614"> zcela </text:span><text:span text:style-name="T722">znehybněný</text:span></text:p>
        </text:list-item>
      </text:list>
      <text:p text:style-name="P471"><text:span text:style-name="T1340">Účinek trvá několik minut a</text:span><text:span text:style-name="T1245"> </text:span><text:span text:style-name="T1263">je možné </text:span><text:span text:style-name="T1340">ho</text:span><text:span text:style-name="T1263"> předčasně zrušit všemi </text:span><text:span text:style-name="T1245">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22">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3210813296"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63"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1">p</text:span><text:span text:style-name="T1552">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3">Zlodějka Štika bojuje dýkou s vojákem v těžké zbroji. Voják má Fyzičku 3 a hodil 2, Štika má Finesu 4 a na kostce 4. Přehodila ho tedy o 3 a má proti němu dva úspěchy. Za první ho zraní a za druhý použije </text:span><text:span text:style-name="T1608">obcházení zbroje</text:span><text:span text:style-name="T1533">.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3">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8"><text:span text:style-name="T1553">K</text:span><text:span text:style-name="T1554">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5">k</text:span><text:span text:style-name="T1556">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4">n</text:span><text:span text:style-name="T1635">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3291283613"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140328862304852"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586326928" text:style-name="L30">
        <text:list-item>
          <text:p text:style-name="P740"><text:soft-page-break/>Zvyš si jednu vlastnost (rozdíl mezi tvou nejvyšší a nejnižší může být nejvýše 3).</text:p>
        </text:list-item>
      </text:list>
      <text:list xml:id="list2830183881"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40328347591865" text:continue-list="list140328862304852"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140330169866196"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140329335748613" text:continue-list="list586326928" text:style-name="L30">
        <text:list-item>
          <text:p text:style-name="P740">Zvyš si jednu vlastnost (rozdíl mezi tvou nejvyšší a nejnižší může být nejvýše 3).</text:p>
        </text:list-item>
      </text:list>
      <text:list xml:id="list140329781677112" text:continue-list="list140330169866196"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970619268"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3245306836"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4:03:26.090000000</dc:date>
    <meta:print-date>2113-01-01T00:00:00</meta:print-date>
    <meta:editing-cycles>23407</meta:editing-cycles>
    <meta:editing-duration>P69DT9H32M43S</meta:editing-duration>
    <meta:generator>LibreOffice/6.3.2.2$Windows_X86_64 LibreOffice_project/98b30e735bda24bc04ab42594c85f7fd8be07b9c</meta:generator>
    <dc:creator>York </dc:creator>
    <meta:document-statistic meta:table-count="0" meta:image-count="1" meta:object-count="0" meta:page-count="140" meta:paragraph-count="1758" meta:word-count="23355" meta:character-count="142245" meta:non-whitespace-character-count="120738"/>
  </office:meta>
</office:document-meta>
</file>